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DA3C000577226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f580b"/>
    </style:style>
    <style:style style:name="P2" style:family="paragraph" style:parent-style-name="Text_20_body">
      <style:text-properties officeooo:paragraph-rsid="0012ad25"/>
    </style:style>
    <style:style style:name="P3" style:family="paragraph" style:parent-style-name="Text_20_body">
      <style:text-properties officeooo:paragraph-rsid="00147352"/>
    </style:style>
    <style:style style:name="P4" style:family="paragraph" style:parent-style-name="Text_20_body">
      <style:text-properties officeooo:rsid="0015f1e9" officeooo:paragraph-rsid="0015f1e9"/>
    </style:style>
    <style:style style:name="P5" style:family="paragraph" style:parent-style-name="Text_20_body">
      <style:text-properties officeooo:rsid="0015f1e9" officeooo:paragraph-rsid="001ea471"/>
    </style:style>
    <style:style style:name="P6" style:family="paragraph" style:parent-style-name="Text_20_body">
      <style:text-properties officeooo:rsid="0015f1e9" officeooo:paragraph-rsid="001b6a1e"/>
    </style:style>
    <style:style style:name="P7" style:family="paragraph" style:parent-style-name="Text_20_body">
      <style:text-properties officeooo:rsid="0015f1e9" officeooo:paragraph-rsid="0020a3cd"/>
    </style:style>
    <style:style style:name="P8" style:family="paragraph" style:parent-style-name="Text_20_body">
      <style:text-properties officeooo:rsid="0015f1e9" officeooo:paragraph-rsid="002b6059"/>
    </style:style>
    <style:style style:name="P9" style:family="paragraph" style:parent-style-name="Text_20_body">
      <style:text-properties officeooo:rsid="0015f1e9" officeooo:paragraph-rsid="002bc87e"/>
    </style:style>
    <style:style style:name="P10" style:family="paragraph" style:parent-style-name="Text_20_body">
      <style:text-properties officeooo:rsid="0015f1e9" officeooo:paragraph-rsid="0039a4fa"/>
    </style:style>
    <style:style style:name="P11" style:family="paragraph" style:parent-style-name="Text_20_body">
      <style:text-properties officeooo:paragraph-rsid="0015f1e9"/>
    </style:style>
    <style:style style:name="P12" style:family="paragraph" style:parent-style-name="Text_20_body">
      <style:text-properties officeooo:rsid="001df24a" officeooo:paragraph-rsid="001df24a"/>
    </style:style>
    <style:style style:name="P13" style:family="paragraph" style:parent-style-name="Text_20_body">
      <style:text-properties officeooo:paragraph-rsid="001f88f3"/>
    </style:style>
    <style:style style:name="P14" style:family="paragraph" style:parent-style-name="Text_20_body">
      <style:text-properties officeooo:paragraph-rsid="0020a3cd"/>
    </style:style>
    <style:style style:name="P15" style:family="paragraph" style:parent-style-name="Text_20_body">
      <style:text-properties officeooo:rsid="00227ca5" officeooo:paragraph-rsid="00227ca5"/>
    </style:style>
    <style:style style:name="P16" style:family="paragraph" style:parent-style-name="Text_20_body">
      <style:text-properties officeooo:rsid="0024ea54" officeooo:paragraph-rsid="0024ea54"/>
    </style:style>
    <style:style style:name="P17" style:family="paragraph" style:parent-style-name="Text_20_body">
      <style:text-properties officeooo:rsid="00251c5c" officeooo:paragraph-rsid="00251c5c"/>
    </style:style>
    <style:style style:name="P18" style:family="paragraph" style:parent-style-name="Text_20_body">
      <style:text-properties officeooo:rsid="0026c24c" officeooo:paragraph-rsid="0026c24c"/>
    </style:style>
    <style:style style:name="P19" style:family="paragraph" style:parent-style-name="Text_20_body">
      <style:text-properties officeooo:rsid="002884c0" officeooo:paragraph-rsid="002884c0"/>
    </style:style>
    <style:style style:name="P20" style:family="paragraph" style:parent-style-name="Text_20_body">
      <style:text-properties officeooo:rsid="0020c8c7" officeooo:paragraph-rsid="002bc87e"/>
    </style:style>
    <style:style style:name="P21" style:family="paragraph" style:parent-style-name="Text_20_body">
      <style:text-properties officeooo:rsid="002bc87e" officeooo:paragraph-rsid="002bc87e"/>
    </style:style>
    <style:style style:name="P22" style:family="paragraph" style:parent-style-name="Text_20_body">
      <style:text-properties officeooo:rsid="003054da" officeooo:paragraph-rsid="003054da"/>
    </style:style>
    <style:style style:name="P23" style:family="paragraph" style:parent-style-name="Text_20_body">
      <style:text-properties officeooo:rsid="00324ea1" officeooo:paragraph-rsid="00324ea1"/>
    </style:style>
    <style:style style:name="P24" style:family="paragraph" style:parent-style-name="Text_20_body">
      <style:text-properties officeooo:rsid="0032b942" officeooo:paragraph-rsid="0032b942"/>
    </style:style>
    <style:style style:name="P25" style:family="paragraph" style:parent-style-name="Text_20_body">
      <style:text-properties officeooo:rsid="0034127a" officeooo:paragraph-rsid="0034127a"/>
    </style:style>
    <style:style style:name="P26" style:family="paragraph" style:parent-style-name="Text_20_body">
      <style:text-properties officeooo:paragraph-rsid="003d0d2c"/>
    </style:style>
    <style:style style:name="P27" style:family="paragraph" style:parent-style-name="Text_20_body">
      <style:text-properties officeooo:rsid="003d0d2c" officeooo:paragraph-rsid="003d0d2c"/>
    </style:style>
    <style:style style:name="P28" style:family="paragraph" style:parent-style-name="Text_20_body">
      <style:text-properties officeooo:rsid="002a35c5" officeooo:paragraph-rsid="003fa433"/>
    </style:style>
    <style:style style:name="P29" style:family="paragraph" style:parent-style-name="Text_20_body">
      <style:text-properties officeooo:rsid="0029c40b" officeooo:paragraph-rsid="003fa433"/>
    </style:style>
    <style:style style:name="P30" style:family="paragraph" style:parent-style-name="Text_20_body">
      <style:text-properties officeooo:rsid="0042aa15" officeooo:paragraph-rsid="0042aa15"/>
    </style:style>
    <style:style style:name="P31" style:family="paragraph" style:parent-style-name="Text_20_body">
      <style:text-properties officeooo:rsid="0042aa15" officeooo:paragraph-rsid="004384f4"/>
    </style:style>
    <style:style style:name="P32" style:family="paragraph" style:parent-style-name="Text_20_body">
      <style:text-properties officeooo:rsid="0042aa15" officeooo:paragraph-rsid="0046e80d"/>
    </style:style>
    <style:style style:name="P33" style:family="paragraph" style:parent-style-name="Text_20_body">
      <style:text-properties officeooo:rsid="004384f4" officeooo:paragraph-rsid="004384f4"/>
    </style:style>
    <style:style style:name="P34" style:family="paragraph" style:parent-style-name="Text_20_body">
      <style:text-properties officeooo:rsid="00448b8b" officeooo:paragraph-rsid="00448b8b"/>
    </style:style>
    <style:style style:name="P35" style:family="paragraph" style:parent-style-name="Text_20_body">
      <style:text-properties officeooo:rsid="00448b8b" officeooo:paragraph-rsid="004675aa"/>
    </style:style>
    <style:style style:name="P36" style:family="paragraph" style:parent-style-name="Text_20_body">
      <style:text-properties officeooo:rsid="004675aa" officeooo:paragraph-rsid="004675aa"/>
    </style:style>
    <style:style style:name="P37" style:family="paragraph" style:parent-style-name="Text_20_body">
      <style:text-properties officeooo:rsid="004a6c72" officeooo:paragraph-rsid="004a6c72"/>
    </style:style>
    <style:style style:name="P38" style:family="paragraph" style:parent-style-name="Text_20_body">
      <style:text-properties officeooo:rsid="004cd785" officeooo:paragraph-rsid="004db3ce"/>
    </style:style>
    <style:style style:name="P39" style:family="paragraph" style:parent-style-name="Text_20_body">
      <style:text-properties officeooo:paragraph-rsid="003bef76"/>
    </style:style>
    <style:style style:name="P40" style:family="paragraph" style:parent-style-name="Text_20_body">
      <style:text-properties officeooo:rsid="004c5716" officeooo:paragraph-rsid="004db3ce"/>
    </style:style>
    <style:style style:name="P41" style:family="paragraph" style:parent-style-name="Text_20_body">
      <style:text-properties officeooo:rsid="004db3ce" officeooo:paragraph-rsid="004db3ce"/>
    </style:style>
    <style:style style:name="P42" style:family="paragraph" style:parent-style-name="Preformatted_20_Text">
      <style:text-properties officeooo:rsid="000db16c" officeooo:paragraph-rsid="000db16c"/>
    </style:style>
    <style:style style:name="P43" style:family="paragraph" style:parent-style-name="Preformatted_20_Text">
      <style:text-properties officeooo:rsid="000db16c" officeooo:paragraph-rsid="002884c0"/>
    </style:style>
    <style:style style:name="P44" style:family="paragraph" style:parent-style-name="Preformatted_20_Text">
      <style:text-properties officeooo:paragraph-rsid="000db16c"/>
    </style:style>
    <style:style style:name="P45" style:family="paragraph" style:parent-style-name="Text_20_body">
      <style:paragraph-properties fo:margin-left="0.4925in" fo:margin-right="0in" fo:text-indent="0in" style:auto-text-indent="false"/>
      <style:text-properties officeooo:rsid="0024ea54" officeooo:paragraph-rsid="0024ea54"/>
    </style:style>
    <style:style style:name="P46" style:family="paragraph" style:parent-style-name="Text_20_body">
      <style:paragraph-properties fo:margin-left="0.4925in" fo:margin-right="0in" fo:text-indent="0in" style:auto-text-indent="false"/>
      <style:text-properties officeooo:rsid="0024ea54" officeooo:paragraph-rsid="00251c5c"/>
    </style:style>
    <style:style style:name="P47" style:family="paragraph" style:parent-style-name="Text_20_body">
      <style:paragraph-properties fo:margin-left="0.4925in" fo:margin-right="0in" fo:text-indent="0in" style:auto-text-indent="false"/>
      <style:text-properties officeooo:rsid="0024ea54" officeooo:paragraph-rsid="00278a62"/>
    </style:style>
    <style:style style:name="P48" style:family="paragraph" style:parent-style-name="Text_20_body">
      <style:paragraph-properties fo:margin-left="0.4925in" fo:margin-right="0in" fo:text-indent="0in" style:auto-text-indent="false"/>
      <style:text-properties officeooo:rsid="00278a62" officeooo:paragraph-rsid="00278a62"/>
    </style:style>
    <style:style style:name="P49" style:family="paragraph" style:parent-style-name="Text_20_body">
      <style:paragraph-properties fo:margin-left="0.4925in" fo:margin-right="0in" fo:text-indent="0in" style:auto-text-indent="false"/>
      <style:text-properties officeooo:rsid="003671bc" officeooo:paragraph-rsid="003671bc"/>
    </style:style>
    <style:style style:name="P50" style:family="paragraph" style:parent-style-name="Text_20_body">
      <style:paragraph-properties fo:margin-left="0.4925in" fo:margin-right="0in" fo:text-indent="0in" style:auto-text-indent="false"/>
      <style:text-properties officeooo:rsid="002edaab" officeooo:paragraph-rsid="003671bc"/>
    </style:style>
    <style:style style:name="P51" style:family="paragraph" style:parent-style-name="Text_20_body">
      <style:paragraph-properties fo:margin-left="0in" fo:margin-right="0in" fo:text-indent="0in" style:auto-text-indent="false"/>
      <style:text-properties officeooo:rsid="00251c5c" officeooo:paragraph-rsid="0026c24c"/>
    </style:style>
    <style:style style:name="P52" style:family="paragraph" style:parent-style-name="Text_20_body">
      <style:paragraph-properties fo:margin-left="0in" fo:margin-right="0in" fo:text-indent="0in" style:auto-text-indent="false"/>
      <style:text-properties officeooo:rsid="0026c24c" officeooo:paragraph-rsid="0026c24c"/>
    </style:style>
    <style:style style:name="P53" style:family="paragraph" style:parent-style-name="Text_20_body">
      <style:paragraph-properties fo:margin-left="0in" fo:margin-right="0in" fo:text-indent="0in" style:auto-text-indent="false"/>
      <style:text-properties officeooo:rsid="00278a62" officeooo:paragraph-rsid="00278a62"/>
    </style:style>
    <style:style style:name="P54" style:family="paragraph" style:parent-style-name="Text_20_body" style:list-style-name="L1">
      <style:text-properties officeooo:rsid="00227ca5" officeooo:paragraph-rsid="00227ca5"/>
    </style:style>
    <style:style style:name="P55" style:family="paragraph" style:parent-style-name="Text_20_body" style:list-style-name="L2">
      <style:text-properties officeooo:rsid="002884c0" officeooo:paragraph-rsid="002884c0"/>
    </style:style>
    <style:style style:name="P56" style:family="paragraph" style:parent-style-name="Contents_20_1">
      <style:paragraph-properties>
        <style:tab-stops>
          <style:tab-stop style:position="6.2126in" style:type="right" style:leader-style="dotted" style:leader-text="."/>
        </style:tab-stops>
      </style:paragraph-properties>
    </style:style>
    <style:style style:name="P57" style:family="paragraph" style:parent-style-name="Heading_20_1">
      <style:text-properties officeooo:paragraph-rsid="0024ea54"/>
    </style:style>
    <style:style style:name="P58" style:family="paragraph" style:parent-style-name="Heading_20_1">
      <style:text-properties officeooo:rsid="0024ea54" officeooo:paragraph-rsid="0015f1e9"/>
    </style:style>
    <style:style style:name="P59" style:family="paragraph" style:parent-style-name="Heading_20_1">
      <style:text-properties officeooo:paragraph-rsid="00448b8b"/>
    </style:style>
    <style:style style:name="P60" style:family="paragraph" style:parent-style-name="Heading_20_1">
      <style:text-properties officeooo:rsid="003054da" officeooo:paragraph-rsid="003054da"/>
    </style:style>
    <style:style style:name="P61" style:family="paragraph" style:parent-style-name="Heading_20_1">
      <style:text-properties officeooo:paragraph-rsid="003d0d2c"/>
    </style:style>
    <style:style style:name="P62" style:family="paragraph" style:parent-style-name="Heading_20_1">
      <style:text-properties officeooo:paragraph-rsid="002884c0"/>
    </style:style>
    <style:style style:name="P63" style:family="paragraph" style:parent-style-name="Heading_20_1">
      <style:text-properties officeooo:rsid="002884c0" officeooo:paragraph-rsid="002a35c5"/>
    </style:style>
    <style:style style:name="P64" style:family="paragraph" style:parent-style-name="Heading_20_3">
      <style:text-properties officeooo:paragraph-rsid="00147352"/>
    </style:style>
    <style:style style:name="P65" style:family="paragraph" style:parent-style-name="Heading_20_3">
      <style:text-properties officeooo:rsid="0026c24c" officeooo:paragraph-rsid="0026c24c"/>
    </style:style>
    <style:style style:name="P66" style:family="paragraph" style:parent-style-name="Heading_20_3">
      <style:text-properties officeooo:paragraph-rsid="001f88f3"/>
    </style:style>
    <style:style style:name="P67" style:family="paragraph" style:parent-style-name="Heading_20_3">
      <style:text-properties officeooo:paragraph-rsid="0020a3cd"/>
    </style:style>
    <style:style style:name="P68" style:family="paragraph" style:parent-style-name="Heading_20_3">
      <style:text-properties officeooo:rsid="004384f4" officeooo:paragraph-rsid="004384f4"/>
    </style:style>
    <style:style style:name="P69" style:family="paragraph" style:parent-style-name="Heading_20_3">
      <style:text-properties officeooo:rsid="0015f1e9" officeooo:paragraph-rsid="00227ca5"/>
    </style:style>
    <style:style style:name="P70" style:family="paragraph" style:parent-style-name="Heading_20_3">
      <style:text-properties officeooo:rsid="0015f1e9" officeooo:paragraph-rsid="0015f1e9"/>
    </style:style>
    <style:style style:name="P71" style:family="paragraph" style:parent-style-name="Heading_20_3">
      <style:text-properties officeooo:rsid="0015f1e9" officeooo:paragraph-rsid="0039a4fa"/>
    </style:style>
    <style:style style:name="P72" style:family="paragraph" style:parent-style-name="Heading_20_3">
      <style:text-properties officeooo:paragraph-rsid="0015f1e9"/>
    </style:style>
    <style:style style:name="P73" style:family="paragraph" style:parent-style-name="Heading_20_3">
      <style:text-properties officeooo:paragraph-rsid="001b6a1e"/>
    </style:style>
    <style:style style:name="P74" style:family="paragraph" style:parent-style-name="Heading_20_3">
      <style:text-properties officeooo:paragraph-rsid="001ea471"/>
    </style:style>
    <style:style style:name="P75" style:family="paragraph" style:parent-style-name="Heading_20_3">
      <style:text-properties officeooo:paragraph-rsid="003bef76"/>
    </style:style>
    <style:style style:name="P76" style:family="paragraph" style:parent-style-name="Heading_20_3">
      <style:text-properties officeooo:rsid="004cd785" officeooo:paragraph-rsid="004db3ce"/>
    </style:style>
    <style:style style:name="P77" style:family="paragraph" style:parent-style-name="Heading_20_3">
      <style:text-properties officeooo:rsid="0042aa15" officeooo:paragraph-rsid="0042aa15"/>
    </style:style>
    <style:style style:name="P78" style:family="paragraph" style:parent-style-name="Heading_20_3">
      <style:text-properties officeooo:rsid="0042aa15" officeooo:paragraph-rsid="0046e80d"/>
    </style:style>
    <style:style style:name="P79" style:family="paragraph" style:parent-style-name="Heading_20_3">
      <style:text-properties officeooo:rsid="0042aa15" officeooo:paragraph-rsid="004384f4"/>
    </style:style>
    <style:style style:name="P80" style:family="paragraph" style:parent-style-name="Heading_20_3">
      <style:text-properties officeooo:rsid="0046e80d" officeooo:paragraph-rsid="0046e80d"/>
    </style:style>
    <style:style style:name="P81" style:family="paragraph" style:parent-style-name="Heading_20_3">
      <style:text-properties officeooo:rsid="004c5716" officeooo:paragraph-rsid="004db3ce"/>
    </style:style>
    <style:style style:name="P82" style:family="paragraph" style:parent-style-name="Heading_20_3">
      <style:text-properties officeooo:paragraph-rsid="0020c8c7"/>
    </style:style>
    <style:style style:name="P83" style:family="paragraph" style:parent-style-name="Heading_20_3">
      <style:text-properties officeooo:rsid="00448b8b" officeooo:paragraph-rsid="00448b8b"/>
    </style:style>
    <style:style style:name="P84" style:family="paragraph" style:parent-style-name="Heading_20_3">
      <style:text-properties officeooo:rsid="00448b8b" officeooo:paragraph-rsid="004675aa"/>
    </style:style>
    <style:style style:name="P85" style:family="paragraph" style:parent-style-name="Heading_20_3">
      <style:text-properties officeooo:rsid="00448b8b" officeooo:paragraph-rsid="004db3ce"/>
    </style:style>
    <style:style style:name="P86" style:family="paragraph" style:parent-style-name="Heading_20_3">
      <style:text-properties officeooo:rsid="004675aa" officeooo:paragraph-rsid="004675aa"/>
    </style:style>
    <style:style style:name="P87" style:family="paragraph" style:parent-style-name="Heading_20_3">
      <style:text-properties officeooo:rsid="002bc87e" officeooo:paragraph-rsid="002bc87e"/>
    </style:style>
    <style:style style:name="P88" style:family="paragraph" style:parent-style-name="Heading_20_3">
      <style:text-properties officeooo:rsid="002b6059" officeooo:paragraph-rsid="002bc87e"/>
    </style:style>
    <style:style style:name="P89" style:family="paragraph" style:parent-style-name="Heading_20_3">
      <style:text-properties officeooo:rsid="0020c8c7" officeooo:paragraph-rsid="002bc87e"/>
    </style:style>
    <style:style style:name="P90" style:family="paragraph" style:parent-style-name="Contents_20_3">
      <style:paragraph-properties>
        <style:tab-stops>
          <style:tab-stop style:position="5.8193in" style:type="right" style:leader-style="dotted" style:leader-text="."/>
        </style:tab-stops>
      </style:paragraph-properties>
    </style:style>
    <style:style style:name="P91" style:family="paragraph" style:parent-style-name="Contents_20_2">
      <style:paragraph-properties>
        <style:tab-stops>
          <style:tab-stop style:position="6.0161in" style:type="right" style:leader-style="dotted" style:leader-text="."/>
        </style:tab-stops>
      </style:paragraph-properties>
    </style:style>
    <style:style style:name="P92" style:family="paragraph" style:parent-style-name="Heading_20_2">
      <style:text-properties officeooo:rsid="003054da" officeooo:paragraph-rsid="003054da"/>
    </style:style>
    <style:style style:name="P93" style:family="paragraph" style:parent-style-name="Heading_20_2">
      <style:text-properties officeooo:rsid="00324ea1" officeooo:paragraph-rsid="00324ea1"/>
    </style:style>
    <style:style style:name="P94" style:family="paragraph" style:parent-style-name="Heading_20_2">
      <style:text-properties officeooo:rsid="0032b942" officeooo:paragraph-rsid="0032b942"/>
    </style:style>
    <style:style style:name="T1" style:family="text">
      <style:text-properties officeooo:rsid="000f580b"/>
    </style:style>
    <style:style style:name="T2" style:family="text">
      <style:text-properties officeooo:rsid="0012ad25"/>
    </style:style>
    <style:style style:name="T3" style:family="text">
      <style:text-properties officeooo:rsid="00147352"/>
    </style:style>
    <style:style style:name="T4" style:family="text">
      <style:text-properties officeooo:rsid="0015f1e9"/>
    </style:style>
    <style:style style:name="T5" style:family="text">
      <style:text-properties officeooo:rsid="001b6a1e"/>
    </style:style>
    <style:style style:name="T6" style:family="text">
      <style:text-properties officeooo:rsid="001df24a"/>
    </style:style>
    <style:style style:name="T7" style:family="text">
      <style:text-properties officeooo:rsid="001ea471"/>
    </style:style>
    <style:style style:name="T8" style:family="text">
      <style:text-properties officeooo:rsid="001f88f3"/>
    </style:style>
    <style:style style:name="T9" style:family="text">
      <style:text-properties officeooo:rsid="0020c8c7"/>
    </style:style>
    <style:style style:name="T10" style:family="text">
      <style:text-properties officeooo:rsid="00227ca5"/>
    </style:style>
    <style:style style:name="T11" style:family="text">
      <style:text-properties officeooo:rsid="0024ea54"/>
    </style:style>
    <style:style style:name="T12" style:family="text">
      <style:text-properties officeooo:rsid="00251c5c"/>
    </style:style>
    <style:style style:name="T13" style:family="text">
      <style:text-properties officeooo:rsid="0026c24c"/>
    </style:style>
    <style:style style:name="T14" style:family="text">
      <style:text-properties officeooo:rsid="00278a62"/>
    </style:style>
    <style:style style:name="T15" style:family="text">
      <style:text-properties officeooo:rsid="002884c0"/>
    </style:style>
    <style:style style:name="T16" style:family="text">
      <style:text-properties officeooo:rsid="0029c40b"/>
    </style:style>
    <style:style style:name="T17" style:family="text">
      <style:text-properties officeooo:rsid="002a35c5"/>
    </style:style>
    <style:style style:name="T18" style:family="text">
      <style:text-properties officeooo:rsid="002bc87e"/>
    </style:style>
    <style:style style:name="T19" style:family="text">
      <style:text-properties officeooo:rsid="002e36f4"/>
    </style:style>
    <style:style style:name="T20" style:family="text">
      <style:text-properties officeooo:rsid="003054da"/>
    </style:style>
    <style:style style:name="T21" style:family="text">
      <style:text-properties officeooo:rsid="0032b942"/>
    </style:style>
    <style:style style:name="T22" style:family="text">
      <style:text-properties officeooo:rsid="0034127a"/>
    </style:style>
    <style:style style:name="T23" style:family="text">
      <style:text-properties officeooo:rsid="0039a4fa"/>
    </style:style>
    <style:style style:name="T24" style:family="text">
      <style:text-properties officeooo:rsid="003bef76"/>
    </style:style>
    <style:style style:name="T25" style:family="text">
      <style:text-properties officeooo:rsid="003d0d2c"/>
    </style:style>
    <style:style style:name="T26" style:family="text">
      <style:text-properties officeooo:rsid="003dc7c4"/>
    </style:style>
    <style:style style:name="T27" style:family="text">
      <style:text-properties officeooo:rsid="004150f1"/>
    </style:style>
    <style:style style:name="T28" style:family="text">
      <style:text-properties officeooo:rsid="0042aa15"/>
    </style:style>
    <style:style style:name="T29" style:family="text">
      <style:text-properties officeooo:rsid="004384f4"/>
    </style:style>
    <style:style style:name="T30" style:family="text">
      <style:text-properties officeooo:rsid="00448b8b"/>
    </style:style>
    <style:style style:name="T31" style:family="text">
      <style:text-properties officeooo:rsid="004675aa"/>
    </style:style>
    <style:style style:name="T32" style:family="text">
      <style:text-properties officeooo:rsid="0046e80d"/>
    </style:style>
    <style:style style:name="T33" style:family="text">
      <style:text-properties officeooo:rsid="0049c87e"/>
    </style:style>
    <style:style style:name="T34" style:family="text">
      <style:text-properties officeooo:rsid="004a6c72"/>
    </style:style>
    <style:style style:name="T35" style:family="text">
      <style:text-properties officeooo:rsid="004cd785"/>
    </style:style>
    <style:style style:name="T36" style:family="text">
      <style:text-properties officeooo:rsid="004d0c71"/>
    </style:style>
    <style:style style:name="T37" style:family="text">
      <style:text-properties officeooo:rsid="004db3ce"/>
    </style:style>
    <style:style style:name="T38" style:family="text">
      <style:text-properties officeooo:rsid="004e48aa"/>
    </style:style>
    <style:style style:name="T39" style:family="text">
      <style:text-properties officeooo:rsid="004f5e7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Title"><text:tab/>R65 System Software</text:p>
      <text:p text:style-name="P4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0"><text:a xlink:type="simple" xlink:href="#__RefHeading___Toc736_1282248675" text:style-name="Index_20_Link" text:visited-style-name="Index_20_Link">R65 CRT Controller:<text:tab/>3</text:a></text:p>
          <text:p text:style-name="P90"><text:a xlink:type="simple" xlink:href="#__RefHeading___Toc738_1282248675" text:style-name="Index_20_Link" text:visited-style-name="Index_20_Link">R65 Input/Output Controller:<text:tab/>3</text:a></text:p>
          <text:p text:style-name="P90"><text:a xlink:type="simple" xlink:href="#__RefHeading___Toc740_1282248675" text:style-name="Index_20_Link" text:visited-style-name="Index_20_Link">R65 Floppy Disk Controller:<text:tab/>3</text:a></text:p>
          <text:p text:style-name="P90"><text:a xlink:type="simple" xlink:href="#__RefHeading___Toc742_1282248675" text:style-name="Index_20_Link" text:visited-style-name="Index_20_Link">The R65 System Monitor:<text:tab/>4</text:a></text:p>
          <text:p text:style-name="P56"><text:a xlink:type="simple" xlink:href="#__RefHeading___Toc105_1190721295" text:style-name="Index_20_Link" text:visited-style-name="Index_20_Link">1. STOP, QUIT and SHUTDOWN<text:tab/>4</text:a></text:p>
          <text:p text:style-name="P56"><text:a xlink:type="simple" xlink:href="#__RefHeading___Toc1046_1077742712" text:style-name="Index_20_Link" text:visited-style-name="Index_20_Link">3. Installation<text:tab/>4</text:a></text:p>
          <text:p text:style-name="P90"><text:a xlink:type="simple" xlink:href="#__RefHeading___Toc1048_1077742712" text:style-name="Index_20_Link" text:visited-style-name="Index_20_Link">Adding additional disks<text:tab/>5</text:a></text:p>
          <text:p text:style-name="P90"><text:a xlink:type="simple" xlink:href="#__RefHeading___Toc1050_1077742712" text:style-name="Index_20_Link" text:visited-style-name="Index_20_Link">Upgrading the R65 Emulator<text:tab/>5</text:a></text:p>
          <text:p text:style-name="P56"><text:a xlink:type="simple" xlink:href="#__RefHeading___Toc107_1190721295" text:style-name="Index_20_Link" text:visited-style-name="Index_20_Link">3. Monitor Commands<text:tab/>6</text:a></text:p>
          <text:p text:style-name="P90"><text:a xlink:type="simple" xlink:href="#__RefHeading___Toc744_1282248675" text:style-name="Index_20_Link" text:visited-style-name="Index_20_Link">CLRB exp1<text:tab/>6</text:a></text:p>
          <text:p text:style-name="P90"><text:a xlink:type="simple" xlink:href="#__RefHeading___Toc984_1077742712" text:style-name="Index_20_Link" text:visited-style-name="Index_20_Link">COPY filnam[.cy],from_drive,to_drive<text:tab/>6</text:a></text:p>
          <text:p text:style-name="P90"><text:a xlink:type="simple" xlink:href="#__RefHeading___Toc1019_1077742712" text:style-name="Index_20_Link" text:visited-style-name="Index_20_Link">DATE<text:tab/>6</text:a></text:p>
          <text:p text:style-name="P90"><text:a xlink:type="simple" xlink:href="#__RefHeading___Toc986_1077742712" text:style-name="Index_20_Link" text:visited-style-name="Index_20_Link">DELETE filnam[.cy][,drive]<text:tab/>7</text:a></text:p>
          <text:p text:style-name="P90"><text:a xlink:type="simple" xlink:href="#__RefHeading___Toc988_1077742712" text:style-name="Index_20_Link" text:visited-style-name="Index_20_Link">DFORMAT diskname,drive<text:tab/>7</text:a></text:p>
          <text:p text:style-name="P90"><text:a xlink:type="simple" xlink:href="#__RefHeading___Toc750_1282248675" text:style-name="Index_20_Link" text:visited-style-name="Index_20_Link">DIR drive<text:tab/>7</text:a></text:p>
          <text:p text:style-name="P90"><text:a xlink:type="simple" xlink:href="#__RefHeading___Toc752_1282248675" text:style-name="Index_20_Link" text:visited-style-name="Index_20_Link">DIS [exp1][,exp2]<text:tab/>7</text:a></text:p>
          <text:p text:style-name="P90"><text:a xlink:type="simple" xlink:href="#__RefHeading___Toc990_1077742712" text:style-name="Index_20_Link" text:visited-style-name="Index_20_Link">EDIT filnam[.cy][,drive]<text:tab/>7</text:a></text:p>
          <text:p text:style-name="P90"><text:a xlink:type="simple" xlink:href="#__RefHeading___Toc992_1077742712" text:style-name="Index_20_Link" text:visited-style-name="Index_20_Link">EXPORT filnam[.cy][,drive]<text:tab/>7</text:a></text:p>
          <text:p text:style-name="P90"><text:a xlink:type="simple" xlink:href="#__RefHeading___Toc994_1077742712" text:style-name="Index_20_Link" text:visited-style-name="Index_20_Link">FDIR [drive]<text:tab/>7</text:a></text:p>
          <text:p text:style-name="P90"><text:a xlink:type="simple" xlink:href="#__RefHeading___Toc996_1077742712" text:style-name="Index_20_Link" text:visited-style-name="Index_20_Link">FLOPPY disknam[,drive]<text:tab/>7</text:a></text:p>
          <text:p text:style-name="P90"><text:a xlink:type="simple" xlink:href="#__RefHeading___Toc754_1282248675" text:style-name="Index_20_Link" text:visited-style-name="Index_20_Link">GO [exp1][,register definitions]<text:tab/>7</text:a></text:p>
          <text:p text:style-name="P90"><text:a xlink:type="simple" xlink:href="#__RefHeading___Toc756_1282248675" text:style-name="Index_20_Link" text:visited-style-name="Index_20_Link">GSB [exp1][,register definitions]<text:tab/>7</text:a></text:p>
          <text:p text:style-name="P90"><text:a xlink:type="simple" xlink:href="#__RefHeading___Toc998_1077742712" text:style-name="Index_20_Link" text:visited-style-name="Index_20_Link">IMPORT filnam[,drive]<text:tab/>8</text:a></text:p>
          <text:p text:style-name="P90"><text:a xlink:type="simple" xlink:href="#__RefHeading___Toc758_1282248675" text:style-name="Index_20_Link" text:visited-style-name="Index_20_Link">LOAD filnam[.cy][,drive][,exp1]<text:tab/>8</text:a></text:p>
          <text:p text:style-name="P90"><text:a xlink:type="simple" xlink:href="#__RefHeading___Toc1000_1077742712" text:style-name="Index_20_Link" text:visited-style-name="Index_20_Link">NEW filnam[.cy][,drive]<text:tab/>8</text:a></text:p>
          <text:p text:style-name="P90"><text:a xlink:type="simple" xlink:href="#__RefHeading___Toc1002_1077742712" text:style-name="Index_20_Link" text:visited-style-name="Index_20_Link">PACK [drive]<text:tab/>8</text:a></text:p>
          <text:p text:style-name="P90"><text:a xlink:type="simple" xlink:href="#__RefHeading___Toc1004_1077742712" text:style-name="Index_20_Link" text:visited-style-name="Index_20_Link">PROTECT filnam[.cy][,drive]<text:tab/>8</text:a></text:p>
          <text:p text:style-name="P90"><text:a xlink:type="simple" xlink:href="#__RefHeading___Toc760_1282248675" text:style-name="Index_20_Link" text:visited-style-name="Index_20_Link">PRTB<text:tab/>8</text:a></text:p>
          <text:p text:style-name="P90"><text:a xlink:type="simple" xlink:href="#__RefHeading___Toc762_1282248675" text:style-name="Index_20_Link" text:visited-style-name="Index_20_Link">REG [register definitions]<text:tab/>8</text:a></text:p>
          <text:p text:style-name="P90"><text:a xlink:type="simple" xlink:href="#__RefHeading___Toc1006_1077742712" text:style-name="Index_20_Link" text:visited-style-name="Index_20_Link">RENAME filnam[.cy][,drive]<text:tab/>8</text:a></text:p>
          <text:p text:style-name="P90"><text:a xlink:type="simple" xlink:href="#__RefHeading___Toc1008_1077742712" text:style-name="Index_20_Link" text:visited-style-name="Index_20_Link">REVIVE entry number[, drive]<text:tab/>8</text:a></text:p>
          <text:p text:style-name="P90"><text:a xlink:type="simple" xlink:href="#__RefHeading___Toc764_1282248675" text:style-name="Index_20_Link" text:visited-style-name="Index_20_Link">RESETB<text:tab/>8</text:a></text:p>
          <text:p text:style-name="P90"><text:a xlink:type="simple" xlink:href="#__RefHeading___Toc766_1282248675" text:style-name="Index_20_Link" text:visited-style-name="Index_20_Link">RUN filnam[.cy][,drive],[,exps1]<text:tab/>8</text:a></text:p>
          <text:p text:style-name="P90"><text:a xlink:type="simple" xlink:href="#__RefHeading___Toc1010_1077742712" text:style-name="Index_20_Link" text:visited-style-name="Index_20_Link">SAVE [drive]<text:tab/>9</text:a></text:p>
          <text:p text:style-name="P90"><text:a xlink:type="simple" xlink:href="#__RefHeading___Toc768_1282248675" text:style-name="Index_20_Link" text:visited-style-name="Index_20_Link">SETB exp1<text:tab/>9</text:a></text:p>
          <text:p text:style-name="P90"><text:a xlink:type="simple" xlink:href="#__RefHeading___Toc770_1282248675" text:style-name="Index_20_Link" text:visited-style-name="Index_20_Link">STEP [exp1]<text:tab/>9</text:a></text:p>
          <text:p text:style-name="P90"><text:a xlink:type="simple" xlink:href="#__RefHeading___Toc772_1282248675" text:style-name="Index_20_Link" text:visited-style-name="Index_20_Link">STORE filnam[.cy],[drive],exp1-exp2,[P]S[,exp3]<text:tab/>9</text:a></text:p>
          <text:p text:style-name="P90"><text:a xlink:type="simple" xlink:href="#__RefHeading___Toc1012_1077742712" text:style-name="Index_20_Link" text:visited-style-name="Index_20_Link">SWAP [dive]<text:tab/>9</text:a></text:p>
          <text:p text:style-name="P90"><text:a xlink:type="simple" xlink:href="#__RefHeading___Toc774_1282248675" text:style-name="Index_20_Link" text:visited-style-name="Index_20_Link">TRACE [exp1,exp2]<text:tab/>9</text:a></text:p>
          <text:p text:style-name="P90"><text:a xlink:type="simple" xlink:href="#__RefHeading___Toc1014_1077742712" text:style-name="Index_20_Link" text:visited-style-name="Index_20_Link">VOLUME [drive]<text:tab/>9</text:a></text:p>
          <text:p text:style-name="P90"><text:a xlink:type="simple" xlink:href="#__RefHeading___Toc776_1282248675" text:style-name="Index_20_Link" text:visited-style-name="Index_20_Link">/exp1<text:tab/>9</text:a></text:p>
          <text:p text:style-name="P56"><text:soft-page-break/><text:a xlink:type="simple" xlink:href="#__RefHeading___Toc864_1939179428" text:style-name="Index_20_Link" text:visited-style-name="Index_20_Link">4. PASCAL commands<text:tab/>9</text:a></text:p>
          <text:p text:style-name="P90"><text:a xlink:type="simple" xlink:href="#__RefHeading___Toc1632_2557125015" text:style-name="Index_20_Link" text:visited-style-name="Index_20_Link">ARGLIST arguments<text:tab/>10</text:a></text:p>
          <text:p text:style-name="P90"><text:a xlink:type="simple" xlink:href="#__RefHeading___Toc1634_2557125015" text:style-name="Index_20_Link" text:visited-style-name="Index_20_Link">CALC<text:tab/>10</text:a></text:p>
          <text:p text:style-name="P90"><text:a xlink:type="simple" xlink:href="#__RefHeading___Toc1028_1077742712" text:style-name="Index_20_Link" text:visited-style-name="Index_20_Link">CLEAN drive<text:tab/>10</text:a></text:p>
          <text:p text:style-name="P90"><text:a xlink:type="simple" xlink:href="#__RefHeading___Toc866_1939179428" text:style-name="Index_20_Link" text:visited-style-name="Index_20_Link">COMPILE filnam[.cy][,drive] [options]<text:tab/>10</text:a></text:p>
          <text:p text:style-name="P90"><text:a xlink:type="simple" xlink:href="#__RefHeading___Toc868_1939179428" text:style-name="Index_20_Link" text:visited-style-name="Index_20_Link">COMPILE 1 filnam[.cy][,drive] [options]<text:tab/>10</text:a></text:p>
          <text:p text:style-name="P90"><text:a xlink:type="simple" xlink:href="#__RefHeading___Toc870_1939179428" text:style-name="Index_20_Link" text:visited-style-name="Index_20_Link">COMPILE 2 filnam[.cy][,drive]<text:tab/>11</text:a></text:p>
          <text:p text:style-name="P90"><text:a xlink:type="simple" xlink:href="#__RefHeading___Toc1538_1975511988" text:style-name="Index_20_Link" text:visited-style-name="Index_20_Link">COPY filnam[.cy][,sourcedrive] desdrive<text:tab/>11</text:a></text:p>
          <text:p text:style-name="P90"><text:a xlink:type="simple" xlink:href="#__RefHeading___Toc1030_1077742712" text:style-name="Index_20_Link" text:visited-style-name="Index_20_Link">DELETE filnam[.cy][,drive]<text:tab/>11</text:a></text:p>
          <text:p text:style-name="P90"><text:a xlink:type="simple" xlink:href="#__RefHeading___Toc946_1168667890" text:style-name="Index_20_Link" text:visited-style-name="Index_20_Link">DIR drive<text:tab/>11</text:a></text:p>
          <text:p text:style-name="P90"><text:a xlink:type="simple" xlink:href="#__RefHeading___Toc1016_1077742712" text:style-name="Index_20_Link" text:visited-style-name="Index_20_Link">EDIT filnam[.cy][,drive]<text:tab/>11</text:a></text:p>
          <text:p text:style-name="P90"><text:a xlink:type="simple" xlink:href="#__RefHeading___Toc1636_2557125015" text:style-name="Index_20_Link" text:visited-style-name="Index_20_Link">EXTIME pname,drive arguments<text:tab/>11</text:a></text:p>
          <text:p text:style-name="P90"><text:a xlink:type="simple" xlink:href="#__RefHeading___Toc1555_1981054604" text:style-name="Index_20_Link" text:visited-style-name="Index_20_Link">FLOPPY fname[,drive]<text:tab/>11</text:a></text:p>
          <text:p text:style-name="P90"><text:a xlink:type="simple" xlink:href="#__RefHeading___Toc1947_607825249" text:style-name="Index_20_Link" text:visited-style-name="Index_20_Link">GRAPH<text:tab/>11</text:a></text:p>
          <text:p text:style-name="P90"><text:a xlink:type="simple" xlink:href="#__RefHeading___Toc1638_2557125015" text:style-name="Index_20_Link" text:visited-style-name="Index_20_Link">GRTEST<text:tab/>12</text:a></text:p>
          <text:p text:style-name="P90"><text:a xlink:type="simple" xlink:href="#__RefHeading___Toc1856_2337252488" text:style-name="Index_20_Link" text:visited-style-name="Index_20_Link">GRTEST2<text:tab/>12</text:a></text:p>
          <text:p text:style-name="P90"><text:a xlink:type="simple" xlink:href="#__RefHeading___Toc1646_25571250151" text:style-name="Index_20_Link" text:visited-style-name="Index_20_Link">GR3D<text:tab/>12</text:a></text:p>
          <text:p text:style-name="P90"><text:a xlink:type="simple" xlink:href="#__RefHeading___Toc1640_2557125015" text:style-name="Index_20_Link" text:visited-style-name="Index_20_Link">LEDTEST<text:tab/>12</text:a></text:p>
          <text:p text:style-name="P90"><text:a xlink:type="simple" xlink:href="#__RefHeading___Toc1951_607825249" text:style-name="Index_20_Link" text:visited-style-name="Index_20_Link">MAKETABLE<text:tab/>12</text:a></text:p>
          <text:p text:style-name="P90"><text:a xlink:type="simple" xlink:href="#__RefHeading___Toc1032_1077742712" text:style-name="Index_20_Link" text:visited-style-name="Index_20_Link">NEW filnam[.cy][,drive]<text:tab/>12</text:a></text:p>
          <text:p text:style-name="P90"><text:a xlink:type="simple" xlink:href="#__RefHeading___Toc1034_1077742712" text:style-name="Index_20_Link" text:visited-style-name="Index_20_Link">PACK [drive]<text:tab/>12</text:a></text:p>
          <text:p text:style-name="P90"><text:a xlink:type="simple" xlink:href="#__RefHeading___Toc872_1939179428" text:style-name="Index_20_Link" text:visited-style-name="Index_20_Link">SHOW filnam[.cy][,drive] [start]<text:tab/>12</text:a></text:p>
          <text:p text:style-name="P90"><text:a xlink:type="simple" xlink:href="#__RefHeading___Toc1642_2557125015" text:style-name="Index_20_Link" text:visited-style-name="Index_20_Link">SINETST<text:tab/>13</text:a></text:p>
          <text:p text:style-name="P90"><text:a xlink:type="simple" xlink:href="#__RefHeading___Toc1644_2557125015" text:style-name="Index_20_Link" text:visited-style-name="Index_20_Link">TEKTEST<text:tab/>13</text:a></text:p>
          <text:p text:style-name="P90"><text:a xlink:type="simple" xlink:href="#__RefHeading___Toc1646_2557125015" text:style-name="Index_20_Link" text:visited-style-name="Index_20_Link">TEK3D<text:tab/>13</text:a></text:p>
          <text:p text:style-name="P90"><text:a xlink:type="simple" xlink:href="#__RefHeading___Toc1949_607825249" text:style-name="Index_20_Link" text:visited-style-name="Index_20_Link">TGRAPH<text:tab/>13</text:a></text:p>
          <text:p text:style-name="P90"><text:a xlink:type="simple" xlink:href="#__RefHeading___Toc1648_2557125015" text:style-name="Index_20_Link" text:visited-style-name="Index_20_Link">THROWSIM<text:tab/>13</text:a></text:p>
          <text:p text:style-name="P56"><text:a xlink:type="simple" xlink:href="#__RefHeading___Toc1650_2557125015" text:style-name="Index_20_Link" text:visited-style-name="Index_20_Link">5. Pascal libraries<text:tab/>13</text:a></text:p>
          <text:p text:style-name="P90"><text:a xlink:type="simple" xlink:href="#__RefHeading___Toc1257_18645559701" text:style-name="Index_20_Link" text:visited-style-name="Index_20_Link">ARGLIB<text:tab/>13</text:a></text:p>
          <text:p text:style-name="P90"><text:a xlink:type="simple" xlink:href="#__RefHeading___Toc1652_2557125015" text:style-name="Index_20_Link" text:visited-style-name="Index_20_Link">LEDLIB<text:tab/>13</text:a></text:p>
          <text:p text:style-name="P90"><text:a xlink:type="simple" xlink:href="#__RefHeading___Toc1654_2557125015" text:style-name="Index_20_Link" text:visited-style-name="Index_20_Link">MATHLIB<text:tab/>13</text:a></text:p>
          <text:p text:style-name="P90"><text:a xlink:type="simple" xlink:href="#__RefHeading___Toc1656_2557125015" text:style-name="Index_20_Link" text:visited-style-name="Index_20_Link">PLOTLIB<text:tab/>13</text:a></text:p>
          <text:p text:style-name="P90"><text:a xlink:type="simple" xlink:href="#__RefHeading___Toc1954_607825249" text:style-name="Index_20_Link" text:visited-style-name="Index_20_Link">RALIB<text:tab/>13</text:a></text:p>
          <text:p text:style-name="P90"><text:a xlink:type="simple" xlink:href="#__RefHeading___Toc1658_2557125015" text:style-name="Index_20_Link" text:visited-style-name="Index_20_Link">SYSLIB<text:tab/>14</text:a></text:p>
          <text:p text:style-name="P90"><text:a xlink:type="simple" xlink:href="#__RefHeading___Toc1660_2557125015" text:style-name="Index_20_Link" text:visited-style-name="Index_20_Link">TEKLIB<text:tab/>14</text:a></text:p>
          <text:p text:style-name="P90"><text:a xlink:type="simple" xlink:href="#__RefHeading___Toc1662_2557125015" text:style-name="Index_20_Link" text:visited-style-name="Index_20_Link">TIMELIB<text:tab/>14</text:a></text:p>
          <text:p text:style-name="P56"><text:a xlink:type="simple" xlink:href="#__RefHeading___Toc1255_1864555970" text:style-name="Index_20_Link" text:visited-style-name="Index_20_Link">6. Pascal games<text:tab/>14</text:a></text:p>
          <text:p text:style-name="P90"><text:a xlink:type="simple" xlink:href="#__RefHeading___Toc1257_1864555970" text:style-name="Index_20_Link" text:visited-style-name="Index_20_Link">ALIEN<text:tab/>14</text:a></text:p>
          <text:p text:style-name="P90"><text:a xlink:type="simple" xlink:href="#__RefHeading___Toc1259_1864555970" text:style-name="Index_20_Link" text:visited-style-name="Index_20_Link">PONG<text:tab/>14</text:a></text:p>
          <text:p text:style-name="P90"><text:a xlink:type="simple" xlink:href="#__RefHeading___Toc1036_1077742712" text:style-name="Index_20_Link" text:visited-style-name="Index_20_Link">REVERSI<text:tab/>14</text:a></text:p>
          <text:p text:style-name="P56"><text:a xlink:type="simple" xlink:href="#__RefHeading___Toc1276_1474247570" text:style-name="Index_20_Link" text:visited-style-name="Index_20_Link">7. R65 Graphic Basic<text:tab/>14</text:a></text:p>
          <text:p text:style-name="P91"><text:a xlink:type="simple" xlink:href="#__RefHeading___Toc1278_1474247570" text:style-name="Index_20_Link" text:visited-style-name="Index_20_Link">CLOSE [D1]<text:tab/>14</text:a></text:p>
          <text:p text:style-name="P91"><text:a xlink:type="simple" xlink:href="#__RefHeading___Toc1280_1474247570" text:style-name="Index_20_Link" text:visited-style-name="Index_20_Link">DIR [D]<text:tab/>14</text:a></text:p>
          <text:p text:style-name="P91"><text:a xlink:type="simple" xlink:href="#__RefHeading___Toc1282_1474247570" text:style-name="Index_20_Link" text:visited-style-name="Index_20_Link">FILES<text:tab/>14</text:a></text:p>
          <text:p text:style-name="P91"><text:a xlink:type="simple" xlink:href="#__RefHeading___Toc1284_1474247570" text:style-name="Index_20_Link" text:visited-style-name="Index_20_Link">GET [#D1;] V1 [,V2….]<text:tab/>15</text:a></text:p>
          <text:p text:style-name="P91"><text:a xlink:type="simple" xlink:href="#__RefHeading___Toc1286_1474247570" text:style-name="Index_20_Link" text:visited-style-name="Index_20_Link">INPUT [#D1] V1 [,V2…]<text:tab/>15</text:a></text:p>
          <text:p text:style-name="P91"><text:a xlink:type="simple" xlink:href="#__RefHeading___Toc1288_1474247570" text:style-name="Index_20_Link" text:visited-style-name="Index_20_Link">LOAD S1[.D1] [,D2}<text:tab/>15</text:a></text:p>
          <text:p text:style-name="P91"><text:a xlink:type="simple" xlink:href="#__RefHeading___Toc1290_1474247570" text:style-name="Index_20_Link" text:visited-style-name="Index_20_Link">LOAD #D1;<text:tab/>15</text:a></text:p>
          <text:p text:style-name="P91"><text:a xlink:type="simple" xlink:href="#__RefHeading___Toc1292_1474247570" text:style-name="Index_20_Link" text:visited-style-name="Index_20_Link">MOVE N1,N2<text:tab/>15</text:a></text:p>
          <text:p text:style-name="P91"><text:soft-page-break/><text:a xlink:type="simple" xlink:href="#__RefHeading___Toc1294_1474247570" text:style-name="Index_20_Link" text:visited-style-name="Index_20_Link">OPEN D1,S1[.D2][,D3,[D4]]<text:tab/>15</text:a></text:p>
          <text:p text:style-name="P91"><text:a xlink:type="simple" xlink:href="#__RefHeading___Toc1296_1474247570" text:style-name="Index_20_Link" text:visited-style-name="Index_20_Link">PLOT N1,N2[,D1]<text:tab/>15</text:a></text:p>
          <text:p text:style-name="P91"><text:a xlink:type="simple" xlink:href="#__RefHeading___Toc1298_1474247570" text:style-name="Index_20_Link" text:visited-style-name="Index_20_Link">PLOT NEW<text:tab/>15</text:a></text:p>
          <text:p text:style-name="P91"><text:a xlink:type="simple" xlink:href="#__RefHeading___Toc1300_1474247570" text:style-name="Index_20_Link" text:visited-style-name="Index_20_Link">PLOT CLR<text:tab/>16</text:a></text:p>
          <text:p text:style-name="P91"><text:a xlink:type="simple" xlink:href="#__RefHeading___Toc1302_1474247570" text:style-name="Index_20_Link" text:visited-style-name="Index_20_Link">PLOT STOP<text:tab/>16</text:a></text:p>
          <text:p text:style-name="P91"><text:a xlink:type="simple" xlink:href="#__RefHeading___Toc1304_1474247570" text:style-name="Index_20_Link" text:visited-style-name="Index_20_Link">PLOT CONT<text:tab/>16</text:a></text:p>
          <text:p text:style-name="P91"><text:a xlink:type="simple" xlink:href="#__RefHeading___Toc1306_1474247570" text:style-name="Index_20_Link" text:visited-style-name="Index_20_Link">PLOT END<text:tab/>16</text:a></text:p>
          <text:p text:style-name="P91"><text:a xlink:type="simple" xlink:href="#__RefHeading___Toc1308_1474247570" text:style-name="Index_20_Link" text:visited-style-name="Index_20_Link">PRINT [D1;] ….<text:tab/>16</text:a></text:p>
          <text:p text:style-name="P91"><text:a xlink:type="simple" xlink:href="#__RefHeading___Toc1310_1474247570" text:style-name="Index_20_Link" text:visited-style-name="Index_20_Link">STORE S1[.D1] [,D2]<text:tab/>16</text:a></text:p>
          <text:p text:style-name="P91"><text:a xlink:type="simple" xlink:href="#__RefHeading___Toc1312_1474247570" text:style-name="Index_20_Link" text:visited-style-name="Index_20_Link">SYS N1<text:tab/>16</text:a></text:p>
          <text:p text:style-name="P91"><text:a xlink:type="simple" xlink:href="#__RefHeading___Toc1314_1474247570" text:style-name="Index_20_Link" text:visited-style-name="Index_20_Link">WAIT N1<text:tab/>16</text:a></text:p>
          <text:p text:style-name="P56"><text:a xlink:type="simple" xlink:href="#__RefHeading___Toc111_1190721295" text:style-name="Index_20_Link" text:visited-style-name="Index_20_Link">8. Floppy disk drives (tapes are not emulated)<text:tab/>16</text:a></text:p>
          <text:p text:style-name="P56"><text:a xlink:type="simple" xlink:href="#__RefHeading___Toc1616_2236885092" text:style-name="Index_20_Link" text:visited-style-name="Index_20_Link">9. Attaching a printer/plotter<text:tab/>17</text:a></text:p>
          <text:p text:style-name="P56"><text:a xlink:type="simple" xlink:href="#__RefHeading___Toc808_1282248675" text:style-name="Index_20_Link" text:visited-style-name="Index_20_Link">10. File Typ<text:tab/>18</text:a></text:p>
          <text:p text:style-name="P56"><text:a xlink:type="simple" xlink:href="#__RefHeading___Toc810_1282248675" text:style-name="Index_20_Link" text:visited-style-name="Index_20_Link">11. Error Codes<text:tab/>19</text:a></text:p>
          <text:p text:style-name="P90"><text:a xlink:type="simple" xlink:href="#__RefHeading___Toc824_1282248675" text:style-name="Index_20_Link" text:visited-style-name="Index_20_Link">System error codes<text:tab/>19</text:a></text:p>
          <text:p text:style-name="P90"><text:a xlink:type="simple" xlink:href="#__RefHeading___Toc826_1282248675" text:style-name="Index_20_Link" text:visited-style-name="Index_20_Link">ASSEMBLER error codes<text:tab/>20</text:a></text:p>
          <text:p text:style-name="P90"><text:a xlink:type="simple" xlink:href="#__RefHeading___Toc828_1282248675" text:style-name="Index_20_Link" text:visited-style-name="Index_20_Link">EXDOS error codes<text:tab/>21</text:a></text:p>
          <text:p text:style-name="P90"><text:a xlink:type="simple" xlink:href="#__RefHeading___Toc830_1282248675" text:style-name="Index_20_Link" text:visited-style-name="Index_20_Link">PASCAL error codes<text:tab/>21</text:a></text:p>
          <text:p text:style-name="P56"><text:a xlink:type="simple" xlink:href="#__RefHeading___Toc113_1190721295" text:style-name="Index_20_Link" text:visited-style-name="Index_20_Link">12. R65 Control keys<text:tab/>21</text:a></text:p>
          <text:p text:style-name="P90"><text:a xlink:type="simple" xlink:href="#__RefHeading___Toc812_1282248675" text:style-name="Index_20_Link" text:visited-style-name="Index_20_Link">Video control functions<text:tab/>21</text:a></text:p>
          <text:p text:style-name="P90"><text:a xlink:type="simple" xlink:href="#__RefHeading___Toc814_1282248675" text:style-name="Index_20_Link" text:visited-style-name="Index_20_Link">Other control functions<text:tab/>22</text:a></text:p>
          <text:p text:style-name="P56"><text:a xlink:type="simple" xlink:href="#__RefHeading___Toc1159_1077742712" text:style-name="Index_20_Link" text:visited-style-name="Index_20_Link">13. “Burning” new PROMS/EPROMS<text:tab/>23</text:a></text:p>
          <text:p text:style-name="P56"><text:a xlink:type="simple" xlink:href="#__RefHeading___Toc1161_1077742712" text:style-name="Index_20_Link" text:visited-style-name="Index_20_Link">14. The usual disclamer<text:tab/>23</text:a></text:p>
        </text:index-body>
      </text:table-of-content>
      <text:p text:style-name="P42"/>
      <text:p text:style-name="P3">This manual describes the system software for the R65 computer system. The system software consists of 4 separate modules, which are stored in EPROM.</text:p>
      <text:h text:style-name="P64" text:outline-level="3"><text:bookmark-start text:name="__RefHeading___Toc736_1282248675"/>R65 CRT Controller:<text:bookmark-end text:name="__RefHeading___Toc736_1282248675"/></text:h>
      <text:p text:style-name="P3">Handles the Video interface and the keyboard.</text:p>
      <text:p text:style-name="P3"><text:tab/>Adress space: E000-E7FF</text:p>
      <text:h text:style-name="P64" text:outline-level="3"><text:bookmark-start text:name="__RefHeading___Toc738_1282248675"/>R65 Input/Output Controller:<text:bookmark-end text:name="__RefHeading___Toc738_1282248675"/></text:h>
      <text:p text:style-name="P3">Routines for printing on a RS-232 needle printer, interrupt <text:tab/>handling and audio tape io routines. The audio tape is not emul<text:span text:style-name="T1">a</text:span>ted in the emulator. Printing to a printer is emulated by printing to a text file printout.txt in the working directory of the emulator.</text:p>
      <text:p text:style-name="P3"><text:tab/>Address space: E800-Efff</text:p>
      <text:h text:style-name="P64" text:outline-level="3"><text:bookmark-start text:name="__RefHeading___Toc740_1282248675"/>R65 Floppy Disk Controller:<text:bookmark-end text:name="__RefHeading___Toc740_1282248675"/></text:h>
      <text:p text:style-name="P3">Handles 2 floppy disk drives. 80 tracks, 10 sectors of 256 bytes per track. <text:span text:style-name="T1">I</text:span>ncludes the subroutines for sequential file i/o.</text:p>
      <text:p text:style-name="P3"><text:tab/>Address space: F000-F7FF</text:p>
      <text:h text:style-name="P64" text:outline-level="3"><text:bookmark-start text:name="__RefHeading___Toc742_1282248675"/><text:soft-page-break/>The R65 System Monitor:<text:bookmark-end text:name="__RefHeading___Toc742_1282248675"/></text:h>
      <text:p text:style-name="P3">Includes all necessary commands to work with Machinge Language Programs using hex numbers.</text:p>
      <text:p text:style-name="P3"><text:tab/>Address space: F800-FFFF</text:p>
      <text:h text:style-name="Heading_20_1" text:outline-level="1"><text:bookmark-start text:name="__RefHeading___Toc105_1190721295"/>1. STOP, QUIT and SHUTDOWN<text:bookmark-end text:name="__RefHeading___Toc105_1190721295"/></text:h>
      <text:p text:style-name="Text_20_body">The following keyboard keys are recognized by the R65 Emulator and executed immediately. The buttons on the top left of the screen can also be touched or clicked.</text:p>
      <text:p text:style-name="Text_20_body">&lt;shift&gt;ESC or STOP button:</text:p>
      <text:p text:style-name="Text_20_body"><text:tab/><text:tab/>Emulate a 6502 non mascable interrupt (NMI)</text:p>
      <text:p text:style-name="Text_20_body"><text:s text:c="2"/>&lt;shift&gt;MENU or &lt;shift&gt;WINDOWS or QUIT button or x(close window):</text:p>
      <text:p text:style-name="Text_20_body"><text:tab/><text:tab/>Quit R65 emulator, go to dektop</text:p>
      <text:p text:style-name="P1"><text:s text:c="2"/>&lt;shift&gt;ALT <text:tab/>SHUTDOWN:</text:p>
      <text:p text:style-name="P1"><text:tab/><text:tab/>Quit R65 emulator and shut down Linux<text:tab/><text:tab/> <text:s text:c="6"/></text:p>
      <text:p text:style-name="Text_20_body">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P57" text:outline-level="1"><text:bookmark-start text:name="__RefHeading___Toc1046_1077742712"/><text:span text:style-name="T11">3</text:span>. <text:span text:style-name="T11">Installation</text:span><text:bookmark-end text:name="__RefHeading___Toc1046_1077742712"/></text:h>
      <text:p text:style-name="P16">The R65 Emulator for Raspbian can be downloaded from GITHUB. Open a terminal and type:</text:p>
      <text:p text:style-name="P45">cd</text:p>
      <text:p text:style-name="P45">git clone --depth 1 git://github.com/rricharz/R65</text:p>
      <text:p text:style-name="P45">cd R65</text:p>
      <text:p text:style-name="P45">cp R65-Emulator.desktop ~/desktop</text:p>
      <text:p text:style-name="P49">cd R65-Emulator</text:p>
      <text:p text:style-name="P50">mkdir Files</text:p>
      <text:p text:style-name="P45">cd Disks</text:p>
      <text:p text:style-name="P45"><text:soft-page-break/>cp <text:span text:style-name="T12">EMPTY.disk WORK.disk</text:span></text:p>
      <text:p text:style-name="P17">Now you should be able to start the R65 emulator using the R65 Emulator icon on the desktop. Read chapter 5 Floppy Disk Drives before proceeding.</text:p>
      <text:p text:style-name="P17">As the first thing, you should rename your newly created WORK disk.</text:p>
      <text:p text:style-name="P18">Type FLOPPY WORK,1 to ensure that the WORK disk is in drive 1.</text:p>
      <text:p text:style-name="P17">Type VOLUME <text:span text:style-name="T13">1</text:span>&lt;return&gt; and then enter WORK.0<text:span text:style-name="T13">4</text:span> &lt;return&gt; to label your work disk properly.</text:p>
      <text:h text:style-name="P65" text:outline-level="3"><text:bookmark-start text:name="__RefHeading___Toc1048_1077742712"/>Adding additional disks<text:bookmark-end text:name="__RefHeading___Toc1048_1077742712"/></text:h>
      <text:p text:style-name="P17">Later, you can create additional disks with the name MYNAME (where MYNAME stands for any name you want to use) as you have done above for WORK. In the Raspbian terminal, type</text:p>
      <text:p text:style-name="P46">cd</text:p>
      <text:p text:style-name="P46">cd R65</text:p>
      <text:p text:style-name="P46">cd R65-Emulator/Disks</text:p>
      <text:p text:style-name="P46">cp <text:span text:style-name="T12">EMPTY.disk MYNAME.disk</text:span></text:p>
      <text:p text:style-name="P51">Then, restart R65-Emulator using the <text:span text:style-name="T13">Desktop icon.</text:span></text:p>
      <text:p text:style-name="P52">Type FLOPPY MYNAME,1 to ensure that the MYNAME disk is in drive 1.</text:p>
      <text:p text:style-name="P51">Type VOLUME <text:span text:style-name="T13">1</text:span>&lt;return&gt; and then enter <text:span text:style-name="T13">MYNAME</text:span>.0<text:span text:style-name="T13">5</text:span> &lt;return&gt; to label your <text:span text:style-name="T13">new</text:span> disk properly. <text:span text:style-name="T13">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span></text:p>
      <text:h text:style-name="P65" text:outline-level="3"><text:bookmark-start text:name="__RefHeading___Toc1050_1077742712"/>Upgrading the R65 Emulator<text:bookmark-end text:name="__RefHeading___Toc1050_1077742712"/></text:h>
      <text:p text:style-name="P52">If you have not modified the PASCAL, SOURCE and PROGRAMS disks, upgrading is easy. If you have modified these disks, you need to first make a backup of your modifications <text:span text:style-name="T14">on any other disk</text:span>. <text:span text:style-name="T14">It is necessary that the upgrading process upgrades these disks, because most upgrades are likely programs, libraries and source files on these disks. Also, some of these programs might have been modified to work together properly with any upgraded version of the Emulator.</text:span></text:p>
      <text:p text:style-name="P52">Type</text:p>
      <text:p text:style-name="P47">cd</text:p>
      <text:p text:style-name="P47">cd R65</text:p>
      <text:p text:style-name="P48"><text:soft-page-break/>git pull</text:p>
      <text:p text:style-name="P53">The git pull file will give an error message, if any file which will be upgraded has been modified. <text:s/>Type</text:p>
      <text:p text:style-name="P53"><text:tab/>git checkout <text:s/><text:span text:style-name="T19">xxx/xxx</text:span></text:p>
      <text:p text:style-name="P53"><text:span text:style-name="T19">where xxx/xxx is the path and file name for a file which git pull needs to overwrite</text:span>. Once all the error messages of the git pull command have been corrected, you can perform the git pull to upgrade your software.</text:p>
      <text:h text:style-name="Heading_20_1" text:outline-level="1"><text:bookmark-start text:name="__RefHeading___Toc107_1190721295"/><text:span text:style-name="T11">3</text:span>. Monitor Commands<text:bookmark-end text:name="__RefHeading___Toc107_1190721295"/></text:h>
      <text:p text:style-name="P1">The following abbrevations are used:</text:p>
      <text:p text:style-name="P1"><text:tab/>exp1<text:tab/>A hexadecimal expression</text:p>
      <text:p text:style-name="Text_20_body"><text:tab/>filnam<text:tab/>A file name of up to 16 characters</text:p>
      <text:p text:style-name="Text_20_body"><text:tab/>drive<text:tab/>0 or 1 for the two floppy drives</text:p>
      <text:p text:style-name="Text_20_body"><text:tab/>cy<text:tab/>a cyclus number for a file</text:p>
      <text:p text:style-name="Text_20_body"><text:tab/>[]<text:tab/>These arguments can be omitted</text:p>
      <text:p text:style-name="Text_20_body"/>
      <text:h text:style-name="Heading_20_3" text:outline-level="3"><text:bookmark-start text:name="__RefHeading___Toc744_1282248675"/>CLRB exp1<text:bookmark-end text:name="__RefHeading___Toc744_1282248675"/></text:h>
      <text:p text:style-name="Text_20_body">Erase breakpoint at address exp1.</text:p>
      <text:h text:style-name="P66" text:outline-level="3"><text:bookmark-start text:name="__RefHeading___Toc984_1077742712"/>COPY filnam[.cy],from_drive,to_drive<text:bookmark-end text:name="__RefHeading___Toc984_1077742712"/></text:h>
      <text:p text:style-name="P13">Copy a file from from_drive to to_drive. The drives must both be given and must be different. <text:span text:style-name="T8">The wildcard character @ can be used in filnam. </text:span>Sequential and block files can be copied. The maximal file size to be copied is $<text:span text:style-name="T7">9</text:span>000 (32768) bytes. The memory space $<text:span text:style-name="T7">2</text:span>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67" text:outline-level="3"><text:bookmark-start text:name="__RefHeading___Toc1019_1077742712"/>DATE<text:bookmark-end text:name="__RefHeading___Toc1019_1077742712"/></text:h>
      <text:p text:style-name="P14">Display actual date. Date can be changed once displayed. &lt;return&gt; returns to monitor. The emulator reads the Linux system dates at startup and stores it in the R65 date memory. Afterwards it can be changed if necessary.</text:p>
      <text:h text:style-name="P66" text:outline-level="3"><text:bookmark-start text:name="__RefHeading___Toc986_1077742712"/><text:soft-page-break/>DELETE filnam[.cy][,drive]<text:bookmark-end text:name="__RefHeading___Toc986_1077742712"/></text:h>
      <text:p text:style-name="P13">Delete a file. <text:span text:style-name="T7">The wild card letter @ can be used in filnam.</text:span></text:p>
      <text:h text:style-name="P66" text:outline-level="3"><text:bookmark-start text:name="__RefHeading___Toc988_1077742712"/>DFORMAT diskname,drive<text:bookmark-end text:name="__RefHeading___Toc988_1077742712"/></text:h>
      <text:p text:style-name="P13">Erase the disk directory completey and create a new directory</text:p>
      <text:h text:style-name="Heading_20_3" text:outline-level="3"><text:bookmark-start text:name="__RefHeading___Toc750_1282248675"/>DIR drive<text:bookmark-end text:name="__RefHeading___Toc750_1282248675"/></text:h>
      <text:p text:style-name="Text_20_body">Display directory of a disk drive.</text:p>
      <text:h text:style-name="Heading_20_3" text:outline-level="3"><text:bookmark-start text:name="__RefHeading___Toc752_1282248675"/>DIS [exp1][,exp2]<text:bookmark-end text:name="__RefHeading___Toc752_1282248675"/></text:h>
      <text:p text:style-name="Text_20_body">Disassembles machine language program at address exp1 and following. exp2 (default 10) commands are decoded. Use &lt;esc&gt; to return to the monitor.</text:p>
      <text:h text:style-name="P66" text:outline-level="3"><text:bookmark-start text:name="__RefHeading___Toc990_1077742712"/>EDIT filnam[.cy][,drive]<text:bookmark-end text:name="__RefHeading___Toc990_1077742712"/></text:h>
      <text:p text:style-name="P13">Edit a file with the Linux leafpad editor. Use the command NEW (see below) if you want to edit a new file.</text:p>
      <text:h text:style-name="P66" text:outline-level="3"><text:bookmark-start text:name="__RefHeading___Toc992_1077742712"/>EXPORT filnam[.cy][,drive]<text:bookmark-end text:name="__RefHeading___Toc992_1077742712"/></text:h>
      <text:p text:style-name="P13">Export a sequential file to the Linux Files directory</text:p>
      <text:h text:style-name="P67" text:outline-level="3"><text:bookmark-start text:name="__RefHeading___Toc994_1077742712"/>FDIR [drive]<text:bookmark-end text:name="__RefHeading___Toc994_1077742712"/></text:h>
      <text:p text:style-name="P14">Full disk directory, including deleted files which can be recovered with the revive command. Also shows how many sectors can be recovered with the pack command.</text:p>
      <text:h text:style-name="P67" text:outline-level="3"><text:bookmark-start text:name="__RefHeading___Toc996_1077742712"/>FLOPPY disknam[,drive]<text:bookmark-end text:name="__RefHeading___Toc996_1077742712"/></text:h>
      <text:p text:style-name="P14">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67" text:outline-level="3"><text:bookmark-start text:name="__RefHeading___Toc754_1282248675"/>GO [exp1][,register definitions]<text:bookmark-end text:name="__RefHeading___Toc754_1282248675"/></text:h>
      <text:p text:style-name="Text_20_body">Start executing the machine language code at address exp1. See command REG for the register definitions.</text:p>
      <text:h text:style-name="Heading_20_3" text:outline-level="3"><text:bookmark-start text:name="__RefHeading___Toc756_1282248675"/>GSB [exp1][,register definitions]<text:bookmark-end text:name="__RefHeading___Toc756_1282248675"/></text:h>
      <text:p text:style-name="Text_20_body">Same as GO, but instead of a jmp to the start address a jsr (subroutine call) starts the execution.</text:p>
      <text:h text:style-name="P67" text:outline-level="3"><text:bookmark-start text:name="__RefHeading___Toc998_1077742712"/><text:soft-page-break/>IMPORT filnam[,drive]<text:bookmark-end text:name="__RefHeading___Toc998_1077742712"/></text:h>
      <text:p text:style-name="P14">Import a Linux file from the Linux Files directory. The Linux file must have the extension .asm or .txt, but filnam must be given without this extension.</text:p>
      <text:h text:style-name="Heading_20_3" text:outline-level="3"><text:bookmark-start text:name="__RefHeading___Toc758_1282248675"/>LOAD filnam[.cy][,drive][,exp1]<text:bookmark-end text:name="__RefHeading___Toc758_1282248675"/></text:h>
      <text:p text:style-name="Text_20_body">Load a disk file with name filnam (and cyclus) from drive to the stored memory addess. If exp1 is given, the file is loaded to the address exp1.</text:p>
      <text:h text:style-name="P67" text:outline-level="3"><text:bookmark-start text:name="__RefHeading___Toc1000_1077742712"/>NEW filnam[.cy][,drive]<text:bookmark-end text:name="__RefHeading___Toc1000_1077742712"/></text:h>
      <text:p text:style-name="P14">Create a new empty sequential file.</text:p>
      <text:h text:style-name="P67" text:outline-level="3"><text:bookmark-start text:name="__RefHeading___Toc1002_1077742712"/><text:span text:style-name="T2">P</text:span>ACK [drive]<text:bookmark-end text:name="__RefHeading___Toc1002_1077742712"/></text:h>
      <text:p text:style-name="P14">Permanently erase all deleted files and recover the disk space. FDIR displays how much space can be recoverd with the PACK command.</text:p>
      <text:h text:style-name="P67" text:outline-level="3"><text:bookmark-start text:name="__RefHeading___Toc1004_1077742712"/>PROTECT filnam[.cy][,drive]<text:bookmark-end text:name="__RefHeading___Toc1004_1077742712"/></text:h>
      <text:p text:style-name="P14">Protect a file. Delete will ask for permission before deleting protected files.</text:p>
      <text:h text:style-name="Heading_20_3" text:outline-level="3"><text:bookmark-start text:name="__RefHeading___Toc760_1282248675"/>PRTB<text:bookmark-end text:name="__RefHeading___Toc760_1282248675"/></text:h>
      <text:p text:style-name="Text_20_body">Display the active breakpoints.</text:p>
      <text:h text:style-name="Heading_20_3" text:outline-level="3"><text:bookmark-start text:name="__RefHeading___Toc762_1282248675"/>REG [register definitions]<text:bookmark-end text:name="__RefHeading___Toc762_1282248675"/></text:h>
      <text:p text:style-name="Text_20_body">Display saved CPU registers, allow to change them. Register definitions are name=exp[,...], where the register names are P,S,F,A,X,Y. Use &lt;esc&gt; to return to the monitor.</text:p>
      <text:h text:style-name="P67" text:outline-level="3"><text:bookmark-start text:name="__RefHeading___Toc1006_1077742712"/>RENAME filnam[.cy][,drive]<text:bookmark-end text:name="__RefHeading___Toc1006_1077742712"/></text:h>
      <text:p text:style-name="P14">Rename an existing file. The command asks for the new name and type.</text:p>
      <text:h text:style-name="P67" text:outline-level="3"><text:bookmark-start text:name="__RefHeading___Toc1008_1077742712"/>REVIVE entry number[, drive]<text:bookmark-end text:name="__RefHeading___Toc1008_1077742712"/></text:h>
      <text:p text:style-name="P14">Recover a deleted file. Use FDIR to get the entry number.</text:p>
      <text:h text:style-name="Heading_20_3" text:outline-level="3"><text:bookmark-start text:name="__RefHeading___Toc764_1282248675"/>RESETB<text:bookmark-end text:name="__RefHeading___Toc764_1282248675"/></text:h>
      <text:p text:style-name="P14">Clear all active break points.</text:p>
      <text:h text:style-name="Heading_20_3" text:outline-level="3"><text:bookmark-start text:name="__RefHeading___Toc766_1282248675"/>RUN filnam[.cy][,drive],[,exps1]<text:bookmark-end text:name="__RefHeading___Toc766_1282248675"/></text:h>
      <text:p text:style-name="Text_20_body">Loads a file like load, but starts it afterwards automatically. The file type must be "M" (machine language).</text:p>
      <text:h text:style-name="P67" text:outline-level="3"><text:bookmark-start text:name="__RefHeading___Toc1010_1077742712"/><text:soft-page-break/>SAVE [drive]<text:bookmark-end text:name="__RefHeading___Toc1010_1077742712"/></text:h>
      <text:p text:style-name="P14">Make a backup copy of the disk directory on the last track of the disk.</text:p>
      <text:h text:style-name="Heading_20_3" text:outline-level="3"><text:bookmark-start text:name="__RefHeading___Toc768_1282248675"/>SETB exp1<text:bookmark-end text:name="__RefHeading___Toc768_1282248675"/></text:h>
      <text:p text:style-name="Text_20_body">Set a breakpoint at address exp1</text:p>
      <text:h text:style-name="Heading_20_3" text:outline-level="3"><text:bookmark-start text:name="__RefHeading___Toc770_1282248675"/>STEP [exp1]<text:bookmark-end text:name="__RefHeading___Toc770_1282248675"/></text:h>
      <text:p text:style-name="Text_20_body">Execute one machine language instruction. Use &lt;esc&gt; to return to the monitor.</text:p>
      <text:h text:style-name="Heading_20_3" text:outline-level="3"><text:bookmark-start text:name="__RefHeading___Toc772_1282248675"/>STORE filnam[.cy],[drive],exp1-exp2,[P]S[,exp3]<text:bookmark-end text:name="__RefHeading___Toc772_1282248675"/></text:h>
      <text:p text:style-name="Text_20_body">Store a file from memory exp1-exp2, file type S. If exp3 is not given, the address for LOAD is exp1, otherwise exp3.</text:p>
      <text:h text:style-name="P67" text:outline-level="3"><text:bookmark-start text:name="__RefHeading___Toc1012_1077742712"/>SWAP [dive]<text:bookmark-end text:name="__RefHeading___Toc1012_1077742712"/></text:h>
      <text:p text:style-name="P14">Exchange the disk directory with the one backed up with save before.</text:p>
      <text:h text:style-name="Heading_20_3" text:outline-level="3"><text:bookmark-start text:name="__RefHeading___Toc774_1282248675"/>TRACE [exp1,exp2]<text:bookmark-end text:name="__RefHeading___Toc774_1282248675"/></text:h>
      <text:p text:style-name="Text_20_body">Like STEP, but executes exp2 (default 6) instuctions</text:p>
      <text:h text:style-name="P67" text:outline-level="3"><text:bookmark-start text:name="__RefHeading___Toc1014_1077742712"/>VOLUME [drive]<text:bookmark-end text:name="__RefHeading___Toc1014_1077742712"/></text:h>
      <text:p text:style-name="P14">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776_1282248675"/>/exp1<text:bookmark-end text:name="__RefHeading___Toc776_1282248675"/></text:h>
      <text:p text:style-name="Text_20_body">open memory address at exp1</text:p>
      <text:p text:style-name="Text_20_body"><text:tab/>/exp2<text:tab/> open new address exp2</text:p>
      <text:p text:style-name="Text_20_body"><text:tab/>&lt;return&gt; open next address</text:p>
      <text:p text:style-name="Text_20_body"><text:tab/>L<text:tab/> open previous address</text:p>
      <text:p text:style-name="Text_20_body"><text:tab/>'C<text:tab/> set memory cell to Ascii code</text:p>
      <text:p text:style-name="Text_20_body"><text:tab/>exp2<text:tab/> set memory cell to exp2</text:p>
      <text:h text:style-name="P58" text:outline-level="1"><text:bookmark-start text:name="__RefHeading___Toc864_1939179428"/>4. PASCAL commands<text:bookmark-end text:name="__RefHeading___Toc864_1939179428"/></text:h>
      <text:p text:style-name="P4">The PASCAL envirement is started with the command</text:p>
      <text:p text:style-name="P11"><text:tab/>RUN <text:span text:style-name="T4">PASCAL</text:span></text:p>
      <text:p text:style-name="P4"><text:soft-page-break/>This assumes, <text:s/>that the <text:span text:style-name="T39">disk</text:span> PA<text:span text:style-name="T7">S</text:span>CAL is <text:span text:style-name="T39">on drive</text:span> 0.</text:p>
      <text:p text:style-name="P4">In the PASCAL environment, the following commands are available, if they can be found on disk 0. <text:span text:style-name="T7">In their PASCAL version, most commands have drive 1 as the default drive for their argument in order to facilitate Pascal development on the WORK disk on drive 1. The source of the Pascal compiler and the Pascal libraries are on the disk SOURCECOMPIL. The source of the other Pascal programs are on the disk SOURCEPASCAL.</text:span></text:p>
      <text:h text:style-name="P68" text:outline-level="3"><text:bookmark-start text:name="__RefHeading___Toc1632_2557125015"/>ARGLIST arguments<text:bookmark-end text:name="__RefHeading___Toc1632_2557125015"/></text:h>
      <text:p text:style-name="P33">Displays the list of arguments as they are forwarded to Pascal programs.</text:p>
      <text:h text:style-name="P68" text:outline-level="3"><text:bookmark-start text:name="__RefHeading___Toc1634_2557125015"/>CALC<text:bookmark-end text:name="__RefHeading___Toc1634_2557125015"/></text:h>
      <text:p text:style-name="P31"><text:span text:style-name="T29">A small calculator</text:span>. <text:span text:style-name="T29">Makes basic calculations and displays result in decimal, hexadecimal and binary, when possible.</text:span></text:p>
      <text:h text:style-name="P69" text:outline-level="3"><text:bookmark-start text:name="__RefHeading___Toc1028_1077742712"/><text:span text:style-name="T10">CLEAN</text:span> drive<text:bookmark-end text:name="__RefHeading___Toc1028_1077742712"/></text:h>
      <text:p text:style-name="P15">Automatically deletes unnecessary files on the disk drive (default 0).</text:p>
      <text:list xml:id="list2055376201" text:style-name="L1">
        <text:list-item>
          <text:p text:style-name="P54">All files with the type :Q (compiler temporary files)</text:p>
        </text:list-item>
        <text:list-item>
          <text:p text:style-name="P54">All but the latest cyclus of any file</text:p>
        </text:list-item>
      </text:list>
      <text:p text:style-name="P15">The command CLEAN does not PACK the disk, in case you decide that you need to REVIVE a file which has been deleted by CLEAN. Use PACK after CLEAN if you want to recover the space.</text:p>
      <text:h text:style-name="P70" text:outline-level="3"><text:bookmark-start text:name="__RefHeading___Toc866_1939179428"/>COMPILE filnam[.cy][,drive] [options]<text:bookmark-end text:name="__RefHeading___Toc866_1939179428"/></text:h>
      <text:p text:style-name="P4">To compile a Pascal source file (:P). Give the file name without the :P. Options can be several letters stringed together. The Pascal compiler is a 2-pass compiler. The second pass is only executed if the first one is successful.</text:p>
      <text:p text:style-name="P4"><text:tab/>L<text:tab/>Print hard copy (into printout.txt)</text:p>
      <text:p text:style-name="P4"><text:tab/>R<text:tab/>Compile with runtime index checking (slower and larger <text:span text:style-name="T5">file</text:span>)</text:p>
      <text:p text:style-name="P4"><text:tab/>N<text:tab/>Do not produce a loader file for pass 2</text:p>
      <text:p text:style-name="P12">Use COMPILE1 <text:span text:style-name="T10">instead of COMPILE </text:span>to compile libraries. Libraries do not need the second pass <text:span text:style-name="T10">COMPILE</text:span>2, <text:span text:style-name="T10">and an error message will be produced when COMPILE2 wants to load the loader file :Q of a library. The default drive is drive 1.</text:span></text:p>
      <text:h text:style-name="Heading_20_3" text:outline-level="3"><text:bookmark-start text:name="__RefHeading___Toc868_1939179428"/>COMPILE <text:span text:style-name="T4">1 </text:span>filnam[.cy][,drive] [options]<text:bookmark-end text:name="__RefHeading___Toc868_1939179428"/></text:h>
      <text:p text:style-name="P4">Execute only pass 1 of the compiler. <text:span text:style-name="T7">The default drive 1 drive 1.</text:span></text:p>
      <text:h text:style-name="P72" text:outline-level="3"><text:bookmark-start text:name="__RefHeading___Toc870_1939179428"/><text:soft-page-break/>COMPILE <text:span text:style-name="T4">2 </text:span>filnam[.cy][,drive]<text:bookmark-end text:name="__RefHeading___Toc870_1939179428"/></text:h>
      <text:p text:style-name="P5">Execute only pass 2 of the compiler. <text:span text:style-name="T6">Libraries do not need the second pass of the compiler and cannot be loaded with COMPILE2. </text:span><text:s/><text:span text:style-name="T7">The default drive 1 drive 1.</text:span></text:p>
      <text:h text:style-name="P71" text:outline-level="3"><text:bookmark-start text:name="__RefHeading___Toc1538_1975511988"/><text:span text:style-name="T23">COPY</text:span> filnam[.cy][,<text:span text:style-name="T28">sourcedrive</text:span>] <text:s/><text:span text:style-name="T28">desdrive</text:span><text:bookmark-end text:name="__RefHeading___Toc1538_1975511988"/></text:h>
      <text:p text:style-name="P10"><text:span text:style-name="T23">Copy</text:span> a file <text:span text:style-name="T23">file from thesource drive to the destination. <text:s/>Copies all types of sequential files and Pascal binary runtime files. Cannot be used for machine language programs. Lenght of sequential files only limited by available floppy disk space.</text:span></text:p>
      <text:h text:style-name="P67" text:outline-level="3"><text:bookmark-start text:name="__RefHeading___Toc1030_1077742712"/>DELETE filnam[.cy][,drive]<text:bookmark-end text:name="__RefHeading___Toc1030_1077742712"/></text:h>
      <text:p text:style-name="P7">Delete a file. <text:span text:style-name="T7">The wild card letter @ can is not available in Pascal. Use the command CLEAN instead to delete multiple unwanted files. Drive 1 is the default drive in the Pascal version of the command.</text:span></text:p>
      <text:h text:style-name="P73" text:outline-level="3"><text:bookmark-start text:name="__RefHeading___Toc946_1168667890"/>DIR drive<text:bookmark-end text:name="__RefHeading___Toc946_1168667890"/></text:h>
      <text:p text:style-name="P6">Display directory of a disk drive. <text:span text:style-name="T5">The entries are displayed in several columns, depending on the longest name and the number of files on the disk. The free space and the space occupied by deleted files is displayed in decimal. The default drive is remains drive 0 as in EXDOS.</text:span></text:p>
      <text:h text:style-name="P74" text:outline-level="3"><text:bookmark-start text:name="__RefHeading___Toc1016_1077742712"/>EDIT filnam[.cy][,drive]<text:bookmark-end text:name="__RefHeading___Toc1016_1077742712"/></text:h>
      <text:p text:style-name="Text_20_body">Edit a file with the Linux leafpad editor. Use the command NEW (see below) if you want to edit a new file. <text:span text:style-name="T7">The default drive is drive 1, and the command automatically adds :P to filnam, if no other type is given.</text:span></text:p>
      <text:h text:style-name="P68" text:outline-level="3"><text:bookmark-start text:name="__RefHeading___Toc1636_2557125015"/>EXTIME pname,drive arguments<text:bookmark-end text:name="__RefHeading___Toc1636_2557125015"/></text:h>
      <text:p text:style-name="P33">Measure and diplay the execution time of a Pascal program pname, called with its arguments.</text:p>
      <text:h text:style-name="P75" text:outline-level="3"><text:bookmark-start text:name="__RefHeading___Toc1555_1981054604"/>FLOPPY <text:span text:style-name="T24">fname[,</text:span>drive<text:span text:style-name="T36">]</text:span><text:bookmark-end text:name="__RefHeading___Toc1555_1981054604"/></text:h>
      <text:p text:style-name="P39">Change the floppy disk in drive (<text:span text:style-name="T36">default drive 0)</text:span> to the one with the name <text:span text:style-name="T24">fname</text:span>. Floppy disks are stored in the Linux Disks folder with the extension .disk, but <text:span text:style-name="T24">fname</text:span> must be given without this extension. Additional floppies can be made there by using Linux to make copies of existing disks. The emulator can handle an unlimited number of floppies, but only 2 floppies can be in the 2 drives at the same time.</text:p>
      <text:h text:style-name="P76" text:outline-level="3"><text:bookmark-start text:name="__RefHeading___Toc1947_607825249"/>GRAPH<text:bookmark-end text:name="__RefHeading___Toc1947_607825249"/></text:h>
      <text:p text:style-name="P38">Example of displaying a graph of a table of a real numbers (TABLE.X on disk 1). <text:soft-page-break/>Create first the table with MAKETABLE. <text:s/>The example demonstrates how to read from a binary random access file.</text:p>
      <text:h text:style-name="P77" text:outline-level="3"><text:bookmark-start text:name="__RefHeading___Toc1638_2557125015"/>GRTEST<text:bookmark-end text:name="__RefHeading___Toc1638_2557125015"/></text:h>
      <text:p text:style-name="P30">Display a test pattern on the R65 graphics window.</text:p>
      <text:h text:style-name="P78" text:outline-level="3"><text:bookmark-start text:name="__RefHeading___Toc1856_2337252488"/><text:span text:style-name="T32">GRT</text:span>EST<text:span text:style-name="T32">2</text:span><text:bookmark-end text:name="__RefHeading___Toc1856_2337252488"/></text:h>
      <text:p text:style-name="P32">Create a test plot on <text:span text:style-name="T32">the R65 graphics display</text:span>. <text:span text:style-name="T32">The same plot is available as TEKTEST </text:span>on an attached tek4010 emulator <text:span text:style-name="T29">(see chapter 9).</text:span></text:p>
      <text:h text:style-name="P80" text:outline-level="3"><text:bookmark-start text:name="__RefHeading___Toc1646_25571250151"/>GR3D<text:bookmark-end text:name="__RefHeading___Toc1646_25571250151"/></text:h>
      <text:p text:style-name="P32">Create a <text:span text:style-name="T29">3D</text:span> plot on <text:span text:style-name="T32">the R65 graphics display</text:span>. <text:s/><text:span text:style-name="T32">The same plot is available as TEK3D </text:span>on an attached tek4010 emulator <text:span text:style-name="T29">(see chapter 9).</text:span></text:p>
      <text:h text:style-name="P77" text:outline-level="3"><text:bookmark-start text:name="__RefHeading___Toc1640_2557125015"/>LEDTEST<text:bookmark-end text:name="__RefHeading___Toc1640_2557125015"/></text:h>
      <text:p text:style-name="P30">Create test patterns on the 7-segment display of the R65 replica, or on the top line of the R65 window.</text:p>
      <text:h text:style-name="P81" text:outline-level="3"><text:bookmark-start text:name="__RefHeading___Toc1951_607825249"/>MAKETABLE<text:bookmark-end text:name="__RefHeading___Toc1951_607825249"/></text:h>
      <text:p text:style-name="P40">Example of creating a <text:span text:style-name="T35">binary </text:span>random access file holding a table of real numbers. The file is created on disk1 and is called TABLE:X. The example created a fading sine wave. A graph of the file can be displayed with GRAPH.</text:p>
      <text:h text:style-name="P67" text:outline-level="3"><text:bookmark-start text:name="__RefHeading___Toc1032_1077742712"/>NEW filnam[.cy][,drive]<text:bookmark-end text:name="__RefHeading___Toc1032_1077742712"/></text:h>
      <text:p text:style-name="P7">Create a new empty sequential file. <text:span text:style-name="T9">The Pascal version of the command has drive 1 as the default drive, and sets the file type automatically to :P.</text:span></text:p>
      <text:h text:style-name="P82" text:outline-level="3"><text:bookmark-start text:name="__RefHeading___Toc1034_1077742712"/><text:span text:style-name="T2">P</text:span>ACK [drive]<text:bookmark-end text:name="__RefHeading___Toc1034_1077742712"/></text:h>
      <text:p text:style-name="P8">Permanently erase all deleted files and recover the disk space. DIR displays how much space can be recoverd with the PACK command, <text:span text:style-name="T9">and CLEAN automatically deletes certain files (see details in the description of the command). The default drive is remains drive 0 as in EXDOS.</text:span></text:p>
      <text:h text:style-name="P70" text:outline-level="3"><text:bookmark-start text:name="__RefHeading___Toc872_1939179428"/>SHOW filnam[.cy][,drive] [start]<text:bookmark-end text:name="__RefHeading___Toc872_1939179428"/></text:h>
      <text:p text:style-name="P5">Display a sequential file. The first 12 lines are displayed. If start is set, the display starts with line number start. Afterward, use &lt;return&gt; to display one more line, &lt;space&gt; to display 12 more lines. Any other key (including &lt;ESC&gt;) will return to the Pascal command line. <text:s/><text:span text:style-name="T7">The default drive 1 drive 1.</text:span></text:p>
      <text:h text:style-name="P68" text:outline-level="3"><text:bookmark-start text:name="__RefHeading___Toc1642_2557125015"/><text:soft-page-break/>SINETST<text:bookmark-end text:name="__RefHeading___Toc1642_2557125015"/></text:h>
      <text:p text:style-name="P31">Create a <text:span text:style-name="T29">sine and cosine graph on the R65 graphics screen</text:span>.</text:p>
      <text:h text:style-name="P79" text:outline-level="3"><text:bookmark-start text:name="__RefHeading___Toc1644_2557125015"/>TEKTEST<text:bookmark-end text:name="__RefHeading___Toc1644_2557125015"/></text:h>
      <text:p text:style-name="P31">Create a test plot on an attached tek4010 emulator (see chapter 9). <text:span text:style-name="T32">The same plot is available as GRTEST2 for the R65 graphics display.</text:span></text:p>
      <text:h text:style-name="P77" text:outline-level="3"><text:bookmark-start text:name="__RefHeading___Toc1646_2557125015"/>TEK<text:span text:style-name="T29">3D</text:span><text:bookmark-end text:name="__RefHeading___Toc1646_2557125015"/></text:h>
      <text:p text:style-name="P32">Create a <text:span text:style-name="T29">3D</text:span> plot on an attached tek4010 emulator <text:span text:style-name="T29">(see chapter 9)</text:span>. <text:s/><text:span text:style-name="T32">The same plot is available as GR3D for the R65 graphics display.</text:span></text:p>
      <text:h text:style-name="P76" text:outline-level="3"><text:bookmark-start text:name="__RefHeading___Toc1949_607825249"/><text:span text:style-name="T37">T</text:span>GRAPH<text:bookmark-end text:name="__RefHeading___Toc1949_607825249"/></text:h>
      <text:p text:style-name="P38">Example of displaying a graph of a table of a real numbers (TABLE.X on disk 1) <text:span text:style-name="T37">on an attached Tektronix 4010 terminal</text:span>. Create first the table with MAKETABLE. </text:p>
      <text:h text:style-name="P68" text:outline-level="3"><text:bookmark-start text:name="__RefHeading___Toc1648_2557125015"/>THROWSIM<text:bookmark-end text:name="__RefHeading___Toc1648_2557125015"/></text:h>
      <text:p text:style-name="P31"><text:span text:style-name="T29">Display a flight path of a thrown object on the R65 graphics screen</text:span>.</text:p>
      <text:h text:style-name="P59" text:outline-level="1"/>
      <text:h text:style-name="P59" text:outline-level="1"><text:bookmark-start text:name="__RefHeading___Toc1650_2557125015"/>5. Pascal <text:span text:style-name="T30">libraries</text:span><text:bookmark-end text:name="__RefHeading___Toc1650_2557125015"/></text:h>
      <text:p text:style-name="P36">Look at the source of these libraries on SOURCEPASCAL for details</text:p>
      <text:h text:style-name="P83" text:outline-level="3"><text:bookmark-start text:name="__RefHeading___Toc1257_18645559701"/>ARGLIB<text:bookmark-end text:name="__RefHeading___Toc1257_18645559701"/></text:h>
      <text:p text:style-name="P34">Handles arguments given by the pascal system to a program</text:p>
      <text:h text:style-name="P84" text:outline-level="3"><text:bookmark-start text:name="__RefHeading___Toc1652_2557125015"/><text:span text:style-name="T31">LED</text:span>LIB<text:bookmark-end text:name="__RefHeading___Toc1652_2557125015"/></text:h>
      <text:p text:style-name="P35">Handles <text:span text:style-name="T31">output to the 7-segment display</text:span></text:p>
      <text:h text:style-name="P83" text:outline-level="3"><text:bookmark-start text:name="__RefHeading___Toc1654_2557125015"/>MATHLIB<text:bookmark-end text:name="__RefHeading___Toc1654_2557125015"/></text:h>
      <text:p text:style-name="P34">Handles <text:span text:style-name="T31">math functions and the output of floating point numbers</text:span></text:p>
      <text:h text:style-name="P83" text:outline-level="3"><text:bookmark-start text:name="__RefHeading___Toc1656_2557125015"/>PLOTLIB<text:bookmark-end text:name="__RefHeading___Toc1656_2557125015"/></text:h>
      <text:p text:style-name="P34">Plot library for the R65 graphics screen</text:p>
      <text:h text:style-name="P85" text:outline-level="3"><text:bookmark-start text:name="__RefHeading___Toc1954_607825249"/><text:span text:style-name="T37">RA</text:span>LIB<text:bookmark-end text:name="__RefHeading___Toc1954_607825249"/></text:h>
      <text:p text:style-name="P41">Random access (binary) file access library</text:p>
      <text:h text:style-name="P83" text:outline-level="3"><text:bookmark-start text:name="__RefHeading___Toc1658_2557125015"/><text:soft-page-break/>SYSLIB<text:bookmark-end text:name="__RefHeading___Toc1658_2557125015"/></text:h>
      <text:p text:style-name="P34">Main R65 Pascal system library</text:p>
      <text:h text:style-name="P83" text:outline-level="3"><text:bookmark-start text:name="__RefHeading___Toc1660_2557125015"/>TEKLIB<text:bookmark-end text:name="__RefHeading___Toc1660_2557125015"/></text:h>
      <text:p text:style-name="P34">Plot library for an attach tek4010 plotter</text:p>
      <text:h text:style-name="P86" text:outline-level="3"><text:bookmark-start text:name="__RefHeading___Toc1662_2557125015"/>TIMELIB<text:bookmark-end text:name="__RefHeading___Toc1662_2557125015"/></text:h>
      <text:p text:style-name="P36">Handles system and execution time</text:p>
      <text:h text:style-name="Heading_20_1" text:outline-level="1"><text:bookmark-start text:name="__RefHeading___Toc1255_1864555970"/><text:span text:style-name="T30">6</text:span>. Pascal games<text:bookmark-end text:name="__RefHeading___Toc1255_1864555970"/></text:h>
      <text:h text:style-name="P87" text:outline-level="3"><text:bookmark-start text:name="__RefHeading___Toc1257_1864555970"/>ALIEN<text:bookmark-end text:name="__RefHeading___Toc1257_1864555970"/></text:h>
      <text:p text:style-name="P21">Save the earth from an alien invasion.</text:p>
      <text:h text:style-name="P88" text:outline-level="3"><text:bookmark-start text:name="__RefHeading___Toc1259_1864555970"/>PONG<text:bookmark-end text:name="__RefHeading___Toc1259_1864555970"/></text:h>
      <text:p text:style-name="P20">Play the game of Pong.</text:p>
      <text:h text:style-name="P89" text:outline-level="3"><text:bookmark-start text:name="__RefHeading___Toc1036_1077742712"/>REVERSI<text:bookmark-end text:name="__RefHeading___Toc1036_1077742712"/></text:h>
      <text:p text:style-name="P9"><text:span text:style-name="T9">Play the game of Reversi</text:span>. <text:span text:style-name="T9">The rules can be found at </text:span><text:a xlink:type="simple" xlink:href="https://en.wikipedia.org/wiki/Reversi" text:style-name="Internet_20_link" text:visited-style-name="Visited_20_Internet_20_Link"><text:span text:style-name="T9">https://en.wikipedia.org/wiki/Reversi</text:span></text:a><text:span text:style-name="T9">. Please note that the first two moves need to be placed in the center.</text:span></text:p>
      <text:h text:style-name="P60" text:outline-level="1"><text:bookmark-start text:name="__RefHeading___Toc1276_1474247570"/><text:span text:style-name="T30">7</text:span>. R65 Graphic Basic<text:bookmark-end text:name="__RefHeading___Toc1276_1474247570"/></text:h>
      <text:p text:style-name="P22">The R65 Graphic Basic includes the basic commands found in Basic Interpreters of that time. The following commands have been added in the R65 version or are working slightly different:</text:p>
      <text:h text:style-name="P92" text:outline-level="2"><text:bookmark-start text:name="__RefHeading___Toc1278_1474247570"/>CLOSE [D1]<text:bookmark-end text:name="__RefHeading___Toc1278_1474247570"/></text:h>
      <text:p text:style-name="P22">Close a sequential file (if D1 is given) or all open sequential files</text:p>
      <text:h text:style-name="P92" text:outline-level="2"><text:bookmark-start text:name="__RefHeading___Toc1280_1474247570"/>DIR [D]<text:bookmark-end text:name="__RefHeading___Toc1280_1474247570"/></text:h>
      <text:p text:style-name="P22">Dispay the directory of floppy disk drive D (default 0).</text:p>
      <text:h text:style-name="P92" text:outline-level="2"><text:bookmark-start text:name="__RefHeading___Toc1282_1474247570"/>FILES<text:bookmark-end text:name="__RefHeading___Toc1282_1474247570"/></text:h>
      <text:p text:style-name="P22">Displays information about all currently open sequential files</text:p>
      <text:h text:style-name="P93" text:outline-level="2"><text:bookmark-start text:name="__RefHeading___Toc1284_1474247570"/><text:soft-page-break/>GET [#D1;] V1 [,V2….]<text:bookmark-end text:name="__RefHeading___Toc1284_1474247570"/></text:h>
      <text:p text:style-name="P23">Read one character from device D1. If V1 is a string variable, one character is read, otherwise one digit of a number. The following devices are supported:</text:p>
      <text:p text:style-name="P23">D1=0:<text:tab/><text:tab/>Read from keyboard, wait until a key is ready</text:p>
      <text:p text:style-name="P23">D1=1:<text:tab/><text:tab/>Read from keyboars, return with empty string if no character available</text:p>
      <text:p text:style-name="P23">D1=2:<text:tab/><text:tab/>Not implemented in Emulator</text:p>
      <text:p text:style-name="P23">D1=3:<text:tab/><text:tab/>Read from keyboard and display immediately on Graphics Display</text:p>
      <text:p text:style-name="P23">D1&gt;=4:<text:tab/>Read from a open disk file</text:p>
      <text:h text:style-name="P93" text:outline-level="2"><text:bookmark-start text:name="__RefHeading___Toc1286_1474247570"/>INPUT [#D1] V1 [,V2…]<text:bookmark-end text:name="__RefHeading___Toc1286_1474247570"/></text:h>
      <text:p text:style-name="P23">Read from device D1 (see GET for details). Reads one full string or one number)</text:p>
      <text:h text:style-name="P93" text:outline-level="2"><text:bookmark-start text:name="__RefHeading___Toc1288_1474247570"/>LOAD S1[.D1] [,D2}<text:bookmark-end text:name="__RefHeading___Toc1288_1474247570"/></text:h>
      <text:p text:style-name="P23">Load a Basic program from floppy drive D2. Example LOAD “<text:span text:style-name="T21">LIFE:B”</text:span></text:p>
      <text:h text:style-name="Heading_20_2" text:outline-level="2"><text:bookmark-start text:name="__RefHeading___Toc1290_1474247570"/>LOAD #D1;<text:bookmark-end text:name="__RefHeading___Toc1290_1474247570"/></text:h>
      <text:p text:style-name="P24">Import a basic program from a text file which has previously been opened with OPEN D1</text:p>
      <text:h text:style-name="Heading_20_2" text:outline-level="2"><text:bookmark-start text:name="__RefHeading___Toc1292_1474247570"/>MOVE <text:span text:style-name="T21">N1,N2</text:span><text:bookmark-end text:name="__RefHeading___Toc1292_1474247570"/></text:h>
      <text:p text:style-name="P24">Move graphic cursor to n1,n2</text:p>
      <text:h text:style-name="Heading_20_2" text:outline-level="2"><text:bookmark-start text:name="__RefHeading___Toc1294_1474247570"/>OPEN <text:span text:style-name="T21">D1,S1[.D2][,D3,[D4]]</text:span><text:bookmark-end text:name="__RefHeading___Toc1294_1474247570"/></text:h>
      <text:p text:style-name="P24">Open a sequential file (D1&gt;=4). D3 is the floppy drive number, D4=0 for read and 1 for write.</text:p>
      <text:h text:style-name="Heading_20_2" text:outline-level="2"><text:bookmark-start text:name="__RefHeading___Toc1296_1474247570"/>PLOT <text:span text:style-name="T21">N1,N2[,D1]</text:span><text:bookmark-end text:name="__RefHeading___Toc1296_1474247570"/></text:h>
      <text:p text:style-name="P24">Plot a dot on the graphics display at N1,N2. D1=0 in white, D1=1 in black, D1=2 inverted.</text:p>
      <text:h text:style-name="P94" text:outline-level="2"><text:bookmark-start text:name="__RefHeading___Toc1298_1474247570"/>PLOT NEW<text:bookmark-end text:name="__RefHeading___Toc1298_1474247570"/></text:h>
      <text:p text:style-name="P24">Initialize graphics display, Switch alphanumeric display buffer to 16 lines</text:p>
      <text:h text:style-name="P94" text:outline-level="2"><text:bookmark-start text:name="__RefHeading___Toc1300_1474247570"/><text:soft-page-break/>PLOT CLR<text:bookmark-end text:name="__RefHeading___Toc1300_1474247570"/></text:h>
      <text:p text:style-name="P24">Clear graphics display</text:p>
      <text:h text:style-name="Heading_20_2" text:outline-level="2"><text:bookmark-start text:name="__RefHeading___Toc1302_1474247570"/>PLOT STOP<text:bookmark-end text:name="__RefHeading___Toc1302_1474247570"/></text:h>
      <text:p text:style-name="P24">Go back to alphanumeric display without loosing graphics display buffer</text:p>
      <text:h text:style-name="Heading_20_2" text:outline-level="2"><text:bookmark-start text:name="__RefHeading___Toc1304_1474247570"/>P<text:span text:style-name="T21">LOT CONT</text:span><text:bookmark-end text:name="__RefHeading___Toc1304_1474247570"/></text:h>
      <text:p text:style-name="P24">Go back to graphics display after a PLOT STOP</text:p>
      <text:h text:style-name="Heading_20_2" text:outline-level="2"><text:bookmark-start text:name="__RefHeading___Toc1306_1474247570"/>PLOT END<text:bookmark-end text:name="__RefHeading___Toc1306_1474247570"/></text:h>
      <text:p text:style-name="P24">Erase graphics display area and go back to alphanumeric display. Switch back alphanumeric display buffer to 42 lines.</text:p>
      <text:h text:style-name="Heading_20_2" text:outline-level="2"><text:bookmark-start text:name="__RefHeading___Toc1308_1474247570"/>PRINT [D1;] ….<text:bookmark-end text:name="__RefHeading___Toc1308_1474247570"/></text:h>
      <text:p text:style-name="P25">Basic print statement. Devices are:</text:p>
      <text:p text:style-name="P25">D1=0:<text:tab/><text:tab/>Standard display</text:p>
      <text:p text:style-name="P25">D1=1:<text:tab/><text:tab/>Not implemented in emulator</text:p>
      <text:p text:style-name="P25">D1=2:<text:tab/><text:tab/>Not implemented in emulator</text:p>
      <text:p text:style-name="P25">D1=3:<text:tab/><text:tab/>Graphics display at current position of graphic cursor</text:p>
      <text:p text:style-name="P25">D1&gt;=4:<text:tab/>Open sequential file</text:p>
      <text:h text:style-name="Heading_20_2" text:outline-level="2"><text:bookmark-start text:name="__RefHeading___Toc1310_1474247570"/>STORE <text:span text:style-name="T22">S1[.D1] [,D2]</text:span><text:bookmark-end text:name="__RefHeading___Toc1310_1474247570"/></text:h>
      <text:p text:style-name="P25">Store Basic program on drive D2.</text:p>
      <text:h text:style-name="Heading_20_2" text:outline-level="2"><text:bookmark-start text:name="__RefHeading___Toc1312_1474247570"/>SYS <text:span text:style-name="T22">N1</text:span><text:bookmark-end text:name="__RefHeading___Toc1312_1474247570"/></text:h>
      <text:p text:style-name="P25">Execute 6502 code at N1</text:p>
      <text:h text:style-name="Heading_20_2" text:outline-level="2"><text:bookmark-start text:name="__RefHeading___Toc1314_1474247570"/>WAIT <text:span text:style-name="T22">N1</text:span><text:bookmark-end text:name="__RefHeading___Toc1314_1474247570"/></text:h>
      <text:p text:style-name="P25">Wait N1 times 10 msec. The emulator process is suspended in intervals of 10 msec to avoid overheating of the Raspberry Pi CPU as during character input.</text:p>
      <text:h text:style-name="Heading_20_1" text:outline-level="1"><text:bookmark-start text:name="__RefHeading___Toc111_1190721295"/><text:span text:style-name="T30">8</text:span>. Floppy disk d<text:span text:style-name="T2">r</text:span>ives (tapes are not emulated)<text:bookmark-end text:name="__RefHeading___Toc111_1190721295"/></text:h>
      <text:p text:style-name="Text_20_body"/>
      <text:p text:style-name="Text_20_body"><text:soft-page-break/>Drive 0<text:tab/>disk drive A</text:p>
      <text:p text:style-name="Text_20_body">drive 1<text:tab/><text:tab/>disk drive B</text:p>
      <text:p text:style-name="Text_20_body">Floppy disks can be changed with the EXDOS command:</text:p>
      <text:p text:style-name="Text_20_body"><text:s text:c="2"/>FLOPPY disknam[,drive].</text:p>
      <text:p text:style-name="Text_20_body">The recommended setup is to use PROGRAMS, PASCAL or SOURCE in drive 0, and WORK in drive 1. The defaults are set for this setup. <text:span text:style-name="T3">The disks PROGRAMS, PASCAL and SOURCE are distribution disks. They are replaced with their standard version during a software upgrade. Use WORK for your own work and make backup copies on other disk before upgrading the software.</text:span></text:p>
      <text:h text:style-name="P61" text:outline-level="1"><text:bookmark-start text:name="__RefHeading___Toc1616_2236885092"/><text:span text:style-name="T30">9</text:span>. <text:span text:style-name="T25">Attaching a printer/plotter</text:span><text:bookmark-end text:name="__RefHeading___Toc1616_2236885092"/></text:h>
      <text:p text:style-name="P26"/>
      <text:p text:style-name="P27">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 </text:p>
      <text:p text:style-name="P27"><text:s text:c="3"/>Device control 1<text:tab/><text:tab/>hex 11<text:tab/>switch to raw mode</text:p>
      <text:p text:style-name="P27"><text:s text:c="3"/>Device control 2<text:tab/><text:tab/>hex 12<text:tab/>switch back to normal formatted mode</text:p>
      <text:p text:style-name="P27">If you want to see the printed text while it is generated, open a shell window, go to your R65 directory and type</text:p>
      <text:p text:style-name="P27"><text:s text:c="3"/>tail -f printout.txt</text:p>
      <text:p text:style-name="P26"><text:span text:style-name="T25">It is also prossible to use my Tektronix 4010 emulator as a plotter window. Download tek4010 from </text:span><text:a xlink:type="simple" xlink:href="https://github.com/rricharz/Tek4010" text:style-name="Internet_20_link" text:visited-style-name="Visited_20_Internet_20_Link">https://github.com/rricharz/Tek4010</text:a>. <text:span text:style-name="T25">After having tested your installation, put a copy of the executable “tek4010” in your R65 directory.</text:span></text:p>
      <text:p text:style-name="P27">Now start R65 and afterwards tek4010 by executing the command</text:p>
      <text:p text:style-name="P27"><text:s text:c="2"/>./tek4010 -autoClear tail -f printout.txt</text:p>
      <text:p text:style-name="P27">You can now see any printed text in the tek4010 window.</text:p>
      <text:p text:style-name="P27"><draw:frame draw:style-name="fr1" draw:name="Image1" text:anchor-type="paragraph" svg:width="5.3807in" svg:height="3.0264in" draw:z-index="0"><draw:image xlink:href="Pictures/1000000000000780000004389DA3C000577226B5.png" xlink:type="simple" xlink:show="embed" xlink:actuate="onLoad" loext:mime-type="image/png"/></draw:frame><text:soft-page-break/></text:p>
      <text:p text:style-name="P27">With <text:span text:style-name="T27">R65 </text:span>P<text:span text:style-name="T27">ASCAL</text:span>, you can also plot in the tek4010 window. The “teklib” library is on the PASCAL disk and its source is on the SOURCE<text:span text:style-name="T38">COMPIL</text:span> disk. There are also examples <text:span text:style-name="T38">on the SOURCEPASCAL and PASCAL disks</text:span>: “tektest”, “tek3D” <text:span text:style-name="T38">and “tgraph”</text:span>. <text:span text:style-name="T26">Please note that R65 floating point calculations using the 8-bit R65 Pascal are rather slow as compared to modern standards, but the examples show that it was possible to produce high resolution graphics with a Tektronix 4010 and a 6502 8-bit computer in the late 1970s.</text:span></text:p>
      <text:h text:style-name="Heading_20_1" text:outline-level="1"><text:bookmark-start text:name="__RefHeading___Toc808_1282248675"/><text:span text:style-name="T30">10.</text:span> File Typ<text:bookmark-end text:name="__RefHeading___Toc808_1282248675"/></text:h>
      <text:p text:style-name="Text_20_body"/>
      <text:p text:style-name="Text_20_body">"Block" files (binary files)</text:p>
      <text:p text:style-name="Text_20_body"><text:tab/>M<text:tab/>Machine language program</text:p>
      <text:p text:style-name="Text_20_body"><text:tab/>R :R<text:tab/>Pascal binary runtime file</text:p>
      <text:p text:style-name="Text_20_body"><text:tab/><text:span text:style-name="T34">X :X<text:tab/>Other binary file</text:span></text:p>
      <text:p text:style-name="Text_20_body">Sequential files (text files)</text:p>
      <text:p text:style-name="Text_20_body"><text:tab/>A :A<text:tab/>Assembler source file</text:p>
      <text:p text:style-name="Text_20_body"><text:tab/>P :P<text:tab/>Pascal program or library source file</text:p>
      <text:p text:style-name="Text_20_body"><text:tab/>Q :Q<text:tab/>Pascal loader program file</text:p>
      <text:p text:style-name="Text_20_body"><text:tab/>T :T<text:tab/>Pascal loader library file</text:p>
      <text:p text:style-name="Text_20_body"><text:tab/>L :L<text:tab/>Pascal loader ident table</text:p>
      <text:p text:style-name="Text_20_body"><text:soft-page-break/><text:tab/>W :W<text:tab/>Pascal compiler reserved words table</text:p>
      <text:p text:style-name="Text_20_body"><text:tab/>B<text:tab/>Other text file</text:p>
      <text:h text:style-name="Heading_20_1" text:outline-level="1"><text:bookmark-start text:name="__RefHeading___Toc810_1282248675"/><text:span text:style-name="T25">11</text:span>. Error Codes<text:bookmark-end text:name="__RefHeading___Toc810_1282248675"/></text:h>
      <text:h text:style-name="Heading_20_3" text:outline-level="3"><text:bookmark-start text:name="__RefHeading___Toc824_1282248675"/>System error codes<text:bookmark-end text:name="__RefHeading___Toc824_1282248675"/></text:h>
      <text:p text:style-name="Text_20_body"><text:s/>01 READ/WRITE ERROR</text:p>
      <text:p text:style-name="Text_20_body"><text:s/>02 CHECKSUM ERROR</text:p>
      <text:p text:style-name="Text_20_body"><text:s/>03 ESCAPE EXIT DURING READ/WRITE</text:p>
      <text:p text:style-name="Text_20_body"><text:s/>04 RECORD NUMBER ERROR</text:p>
      <text:p text:style-name="Text_20_body"><text:s/>05 FILE TYPE ERROR</text:p>
      <text:p text:style-name="Text_20_body"><text:s/>06 FILE NOT FOUND</text:p>
      <text:p text:style-name="Text_20_body"><text:s/>07 DISK NOT READY</text:p>
      <text:p text:style-name="Text_20_body"><text:s/>08 DIRECTORY FULL, FILE NOT STORED</text:p>
      <text:p text:style-name="Text_20_body"><text:s/>09 ILLEGAL IRQ</text:p>
      <text:p text:style-name="Text_20_body"><text:s/>10 EXPRESSION MISSING</text:p>
      <text:p text:style-name="Text_20_body"><text:s/>11 MEMORY CELL CANNOT BE CHANGED</text:p>
      <text:p text:style-name="Text_20_body"><text:s/>12 BREAK TABLE FULL, NOT INSERTED</text:p>
      <text:p text:style-name="Text_20_body"><text:s/>13 ILLEGAL MEMORY CELL FOR BREAK</text:p>
      <text:p text:style-name="Text_20_body"><text:s/>14 DOUBLE BRAK POINT SETTING</text:p>
      <text:p text:style-name="Text_20_body"><text:s/>15 END OF LINE EXPECTED</text:p>
      <text:p text:style-name="Text_20_body"><text:s/>16 SYNTAX WRONG IN REGISTER NAME OR =</text:p>
      <text:p text:style-name="Text_20_body"><text:s/>17 BREAKPOINT NOT FOUND IN TABLE</text:p>
      <text:p text:style-name="Text_20_body"><text:s/>18 SYNTAX FRONG IN STORE</text:p>
      <text:p text:style-name="Text_20_body"><text:s/>19 FILE SUBTYPE WRONG OR MISSING</text:p>
      <text:p text:style-name="Text_20_body"><text:s/>20 WRONG FILE TYPE NOT RUN</text:p>
      <text:p text:style-name="Text_20_body"><text:s/>21 UNKNOWN MONITOR COMMAND</text:p>
      <text:p text:style-name="Text_20_body"><text:s/>22 ILLEGAL OPCODE FOR STEP/TRACE</text:p>
      <text:p text:style-name="Text_20_body"><text:s/>23 TOO MANY OPEN FILES, NOT OPENED</text:p>
      <text:p text:style-name="Text_20_body"><text:s/>24 DIRECTION ERROR IN SEQUENTIAL R/W</text:p>
      <text:p text:style-name="Text_20_body"><text:soft-page-break/><text:s/>25 WRONG FILE NUMBER, FILE NOT OPEN</text:p>
      <text:p text:style-name="Text_20_body"><text:s/>26 DISK FULL, FILE NOT STORED</text:p>
      <text:p text:style-name="Text_20_body"><text:s/><text:span text:style-name="T34">27 RANDOM ACCESS INDEX OUT OF RANGE</text:span></text:p>
      <text:p text:style-name="Text_20_body"><text:s/><text:span text:style-name="T34">28 ILLEGAL DRIVE FOR RANDOM ACCESS</text:span></text:p>
      <text:p text:style-name="P37"><text:s/>29 FILE NOT OPEN FOR RANDOM ACCESS WRITE</text:p>
      <text:h text:style-name="Heading_20_3" text:outline-level="3"><text:bookmark-start text:name="__RefHeading___Toc826_1282248675"/><text:span text:style-name="T3">ASSEMBLER e</text:span>rror codes<text:bookmark-end text:name="__RefHeading___Toc826_1282248675"/></text:h>
      <text:p text:style-name="Text_20_body"><text:s/>31 <text:s/>CLOSING ) EXPECTED IN EXPRESSION</text:p>
      <text:p text:style-name="Text_20_body"><text:s/>32 <text:s/>SYNTAX ERROR IN LABEL</text:p>
      <text:p text:style-name="Text_20_body"><text:s/>33 <text:s/>HEX CHAR EXPECTED AFTER $</text:p>
      <text:p text:style-name="Text_20_body"><text:s/>34 <text:s/>LABEL TABLE OVERFLOW</text:p>
      <text:p text:style-name="Text_20_body"><text:s/>35 <text:s/>LOGICAL CHAR EXPECTED AFTER #</text:p>
      <text:p text:style-name="Text_20_body"><text:s/>36 <text:s/>EXPRESSION NOT RESOLVED (PASS 2)</text:p>
      <text:p text:style-name="Text_20_body"><text:s/>37 <text:s/>SYNTAX ERROR IN OPCODE</text:p>
      <text:p text:style-name="Text_20_body"><text:s/>38 <text:s/>MNEMONIC OR ADDRESSING ILLEGAL</text:p>
      <text:p text:style-name="Text_20_body"><text:s/>39 <text:s/>ILLEGAL ADDRESSING MODE</text:p>
      <text:p text:style-name="Text_20_body"><text:s/>40 <text:s/>SYNTAX ERROR IN OPERAND</text:p>
      <text:p text:style-name="Text_20_body"><text:s/>41 <text:s/>ABSOLUTE ADDRESS ILLEGAL</text:p>
      <text:p text:style-name="Text_20_body"><text:s/>42 <text:s/>MORE THAN 1 UNRESOLVED LABEL IN FORWARD BRANCH</text:p>
      <text:p text:style-name="Text_20_body"><text:s/>43 <text:s/>BRANCH EXCEEDS BOUNDS</text:p>
      <text:p text:style-name="Text_20_body"><text:s/>44 <text:s/>FORWARD BRANCH TO THIS LABEL EXCEEDS BOUNDS</text:p>
      <text:p text:style-name="Text_20_body"><text:s/>45 <text:s/>DOUBLE LABELDEFINITION</text:p>
      <text:p text:style-name="Text_20_body"><text:s/>46 <text:s/>MISSMATCH IN SECOND PASS</text:p>
      <text:p text:style-name="Text_20_body"><text:s/>47 <text:s/>LABEL MISSING IN EQU</text:p>
      <text:p text:style-name="Text_20_body"><text:s/>48 <text:s/>OPERAND OF BYT TOO LONG</text:p>
      <text:p text:style-name="Text_20_body"><text:s/>49 <text:s/>EXPRESSION MUST BE RESOLVED</text:p>
      <text:p text:style-name="Text_20_body"><text:s/>50 <text:s/>LINE TOO LONG</text:p>
      <text:p text:style-name="Text_20_body"><text:s/>51 <text:s/>CHAR FOLLOWS LOGICAL END OF OPERAND</text:p>
      <text:p text:style-name="Text_20_body"><text:s/>52 <text:s/>TOO MANY UNRESOLVED BRANCHES (NOT INSERTED INTO TEST TABLE)</text:p>
      <text:h text:style-name="Heading_20_3" text:outline-level="3"><text:bookmark-start text:name="__RefHeading___Toc828_1282248675"/><text:soft-page-break/><text:span text:style-name="T3">EXDOS e</text:span>rror codes<text:bookmark-end text:name="__RefHeading___Toc828_1282248675"/></text:h>
      <text:p text:style-name="Text_20_body"><text:s/>61: WILD CARD NOT ALLOWED</text:p>
      <text:p text:style-name="Text_20_body"><text:s/>62: ONLY FOR DISK, NOT TAPE</text:p>
      <text:p text:style-name="Text_20_body"><text:s/>63: ILLEGAL COPY</text:p>
      <text:p text:style-name="Text_20_body"><text:s/>64: FILE TOO LARGE</text:p>
      <text:p text:style-name="Text_20_body"><text:s/>65: WRITE ERROR</text:p>
      <text:p text:style-name="Text_20_body"><text:s/>66: IMPORT ERROR</text:p>
      <text:p text:style-name="Text_20_body"><text:s/>67: UNKNOWN EMU COMMAND</text:p>
      <text:p text:style-name="Text_20_body"><text:s/>68: UNABLE TO RUN LEAFPAD</text:p>
      <text:h text:style-name="Heading_20_3" text:outline-level="3"><text:bookmark-start text:name="__RefHeading___Toc830_1282248675"/><text:span text:style-name="T3">PASCAL e</text:span>rror codes <text:bookmark-end text:name="__RefHeading___Toc830_1282248675"/></text:h>
      <text:p text:style-name="Text_20_body"><text:s/>81: DIVISION BY ZERO</text:p>
      <text:p text:style-name="Text_20_body"><text:s/>82: STACK OVERFLOW</text:p>
      <text:p text:style-name="Text_20_body"><text:s/>83: INDEX OUT OF BOUNDS</text:p>
      <text:p text:style-name="Text_20_body"><text:s/>84: WRONG FILE TYPE, NOT PASCAL PROGRAM</text:p>
      <text:p text:style-name="Text_20_body"><text:s/>85: ILLEGAL P-CODE</text:p>
      <text:p text:style-name="Text_20_body"><text:s/>86: ESCAPE DURING EXECUTION</text:p>
      <text:p text:style-name="Text_20_body"><text:s/>87: NO LOADER FILE MADE BY COMPILER</text:p>
      <text:h text:style-name="Heading_20_1" text:outline-level="1"><text:bookmark-start text:name="__RefHeading___Toc113_1190721295"/><text:span text:style-name="T20">12</text:span>. R65 Control keys<text:bookmark-end text:name="__RefHeading___Toc113_1190721295"/></text:h>
      <text:p text:style-name="P42"/>
      <text:p text:style-name="Text_20_body">See also capture 1: STOP, QUIT and SHUTDOWN</text:p>
      <text:h text:style-name="Heading_20_3" text:outline-level="3"><text:bookmark-start text:name="__RefHeading___Toc812_1282248675"/>V<text:span text:style-name="T3">ideo control functions</text:span><text:bookmark-end text:name="__RefHeading___Toc812_1282248675"/></text:h>
      <text:p text:style-name="Text_20_body"><text:tab/><text:tab/><text:tab/><text:tab/><text:tab/>CTRL <text:s text:c="6"/>VCOD <text:s text:c="2"/>ASCII </text:p>
      <text:p text:style-name="Text_20_body"><text:s/>CURSOR DOWN<text:tab/><text:tab/><text:tab/>CDOWN<text:tab/>E9 <text:s/>X <text:s/>18</text:p>
      <text:p text:style-name="Text_20_body"><text:s/>CURSOR RIGHT<text:tab/><text:tab/><text:tab/>CRIGHT<text:tab/>E8 <text:s/>V <text:s/>16</text:p>
      <text:p text:style-name="Text_20_body"><text:s/>CURSOR LEFT<text:tab/><text:tab/><text:tab/>CLEFT<text:tab/>E7 <text:s/>C <text:s/>03</text:p>
      <text:p text:style-name="Text_20_body"><text:s/>CURSOR UP<text:tab/><text:tab/><text:tab/>CUP<text:tab/><text:tab/>E6 <text:s/>Z <text:s/>1A</text:p>
      <text:p text:style-name="Text_20_body"><text:s/>CURSOR HOME<text:tab/><text:tab/><text:tab/>CHOME<text:tab/>E5 <text:s/>A <text:s/>01</text:p>
      <text:p text:style-name="Text_20_body"><text:s/>INSERT CHAR<text:tab/><text:tab/><text:tab/>INSCHR<text:tab/>E4 <text:s/>U <text:s/>15 <text:s/><text:span text:style-name="T33">CTRL-RIGHTARROW</text:span></text:p>
      <text:p text:style-name="Text_20_body"><text:soft-page-break/><text:s/>DELETE CHAR<text:tab/><text:tab/><text:tab/>DELCHR<text:tab/>E3 <text:s/>Y <text:s/>19 <text:s/><text:span text:style-name="T33">CTRL-LEFTARROW</text:span></text:p>
      <text:p text:style-name="Text_20_body"><text:s/>CLEAR LINE<text:tab/><text:tab/><text:tab/>CLRLIN<text:tab/>E2 <text:s/>E <text:s/>17</text:p>
      <text:p text:style-name="Text_20_body"><text:s/>CLEAR <text:span text:style-name="T33">TO END OF SCREEN</text:span><text:tab/>CLRDSP<text:tab/>E1 <text:s/>Q <text:s/>11 <text:s/><text:span text:style-name="T33">CTRL-RETURN</text:span></text:p>
      <text:p text:style-name="Text_20_body"><text:s/>INSERT LINE<text:tab/><text:tab/><text:tab/>INSLIN<text:tab/>C4 <text:s/>D <text:s/>04</text:p>
      <text:p text:style-name="Text_20_body"><text:s/>DELETE LINE<text:tab/><text:tab/><text:tab/>DELLIN<text:tab/>C3 <text:s/>F <text:s/>06</text:p>
      <text:p text:style-name="P2"><text:s/>TOGGLE ALPHA/GRAPHICS<text:tab/>TALGRA<text:tab/>E9 <text:s/>L <text:s/>0C</text:p>
      <text:p text:style-name="Text_20_body"><text:s/>ESCAPE<text:tab/><text:tab/><text:tab/><text:tab/>ESCAPE<text:tab/>91 <text:s text:c="5"/>1B</text:p>
      <text:p text:style-name="Text_20_body"><text:s/>SET TABULATOR<text:tab/><text:tab/><text:tab/>SETTAB <text:s/><text:tab/>8B</text:p>
      <text:p text:style-name="Text_20_body"><text:s/>ROLL DOWN<text:tab/><text:tab/><text:tab/>RDOWN<text:tab/>89 <text:s/><text:span text:style-name="T33">B <text:s/></text:span>02 <text:s/><text:span text:style-name="T33">CTRL-DOWNARROW</text:span></text:p>
      <text:p text:style-name="Text_20_body"><text:s/>TO RIGHT MARGIN<text:tab/><text:tab/>CRMARG<text:tab/>88</text:p>
      <text:p text:style-name="Text_20_body"><text:s/>TO LEFT MARGIN<text:tab/><text:tab/><text:tab/>CLMARG<text:tab/>87</text:p>
      <text:p text:style-name="Text_20_body"><text:s/>ROLL UP<text:tab/><text:tab/><text:tab/><text:tab/>RUP<text:tab/><text:tab/>86 <text:s/>H <text:s/>08 <text:s/><text:span text:style-name="T33">CRTL-UPARROW</text:span></text:p>
      <text:p text:style-name="Text_20_body"><text:s/>REVERSE HOME<text:tab/><text:tab/><text:tab/>RVHOME<text:tab/>85 <text:s/>P <text:s/>10</text:p>
      <text:p text:style-name="Text_20_body"><text:s/>RESUME WRITING<text:tab/><text:tab/>RWRITE<text:tab/>84</text:p>
      <text:p text:style-name="Text_20_body"><text:s/>QUIET WRITING<text:tab/><text:tab/><text:tab/>QWRITE<text:tab/>83</text:p>
      <text:p text:style-name="Text_20_body"><text:s/>TOGGLE BLACK/WHITE<text:tab/><text:tab/>TBLWHI<text:tab/>82 <text:s/>E <text:s/>05</text:p>
      <text:p text:style-name="Text_20_body"><text:s/>CLEAR GRAPHIC DISPLAY<text:tab/>CLRGRA<text:tab/>81</text:p>
      <text:h text:style-name="Heading_20_3" text:outline-level="3"><text:bookmark-start text:name="__RefHeading___Toc814_1282248675"/>O<text:span text:style-name="T3">ther control functions</text:span><text:bookmark-end text:name="__RefHeading___Toc814_1282248675"/></text:h>
      <text:p text:style-name="Text_20_body"><text:s/>PRINT ALL ON<text:tab/><text:tab/><text:tab/>PRTON<text:tab/>R <text:s/>12</text:p>
      <text:p text:style-name="Text_20_body"><text:s/>PRINT ALL OFF<text:tab/><text:tab/><text:tab/>PRTOFF<text:tab/>T <text:s/>14</text:p>
      <text:p text:style-name="Text_20_body"><text:s/>DISPLAY CONTROL CHAR<text:tab/>DSPCC<text:tab/>S <text:s/>13</text:p>
      <text:p text:style-name="Text_20_body"><text:s/>CLEAR TABULATOR<text:tab/><text:tab/>CLRTAB<text:tab/>O <text:s/>0F</text:p>
      <text:p text:style-name="Text_20_body"><text:s/>INVERSE VIDEO<text:tab/><text:tab/><text:tab/>INVVID<text:tab/>N <text:s/>0E</text:p>
      <text:p text:style-name="Text_20_body"><text:s/>NORMAL VIDEO<text:tab/><text:tab/><text:tab/>NORVID<text:tab/>K <text:s/>0B</text:p>
      <text:p text:style-name="Text_20_body"><text:s/>CARRIAGE RETURN<text:tab/><text:tab/>EXCR<text:tab/> <text:s text:c="2"/><text:tab/> <text:s text:c="3"/>0D</text:p>
      <text:p text:style-name="Text_20_body"><text:s/>LINE FEED<text:tab/><text:tab/><text:tab/><text:tab/>EXLF<text:tab/> <text:s/><text:tab/> <text:s text:c="3"/>0A</text:p>
      <text:p text:style-name="Text_20_body"><text:s/>TABULATOR (8)<text:tab/><text:tab/><text:tab/>TAB<text:tab/> <text:s text:c="2"/><text:tab/>I <text:s/>09</text:p>
      <text:p text:style-name="Text_20_body"><text:s/>BELL<text:tab/><text:tab/><text:tab/><text:tab/><text:tab/>BELL<text:tab/> <text:s text:c="2"/><text:tab/>G <text:s/>07</text:p>
      <text:p text:style-name="Text_20_body"><text:soft-page-break/><text:s/>PAD CHARACTER<text:tab/><text:tab/><text:tab/>PADCHR<text:tab/>@ <text:s/>00</text:p>
      <text:h text:style-name="P62" text:outline-level="1"><text:bookmark-start text:name="__RefHeading___Toc1159_1077742712"/><text:span text:style-name="T18">13</text:span>. “<text:span text:style-name="T15">Burning” new PROMS/EPROMS</text:span><text:bookmark-end text:name="__RefHeading___Toc1159_1077742712"/></text:h>
      <text:p text:style-name="P43"/>
      <text:p text:style-name="P19">The System software on the original system was burned in EPROMS and used the KIM-1 ROM. The corresponding Assembler source files are:</text:p>
      <text:list xml:id="list478388931" text:style-name="L2">
        <text:list-item>
          <text:p text:style-name="P55">KIM1.asm</text:p>
        </text:list-item>
        <text:list-item>
          <text:p text:style-name="P55">CRT.asm</text:p>
        </text:list-item>
        <text:list-item>
          <text:p text:style-name="P55">DISK.asm</text:p>
        </text:list-item>
        <text:list-item>
          <text:p text:style-name="P55">IOCONTROL.asm</text:p>
        </text:list-item>
        <text:list-item>
          <text:p text:style-name="P55">MONITOR.asm</text:p>
        </text:list-item>
        <text:list-item>
          <text:p text:style-name="P55">EXDOS.asm</text:p>
        </text:list-item>
      </text:list>
      <text:p text:style-name="P19">With the exception of EXDOS, the corresponding object code was <text:span text:style-name="T16">read</text:span> only in the original system, and the R65 Emulator does not allow to write into these memory areas. Nevertheless, it is quite easy <text:span text:style-name="T16">to</text:span> <text:span text:style-name="T16">patch</text:span> the<text:span text:style-name="T16">s</text:span>e programs <text:span text:style-name="T16">(in fact much easier as it was to burn new EPROMS on the original system).</text:span></text:p>
      <text:p text:style-name="P19">If you just want to make a simple patch <text:span text:style-name="T16">(just change a few locations, but not move anything!)</text:span>, or look at the programs, go to RASPIAN and there to R65/R65-Emulator/Assembler. The source files are there with the extension .pas, and the Assembler listings with identical line numbers <text:span text:style-name="T16">with the extension</text:span> txt. <text:s/><text:span text:style-name="T16">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span></text:p>
      <text:h text:style-name="P63" text:outline-level="1"><text:bookmark-start text:name="__RefHeading___Toc1161_1077742712"/><text:span text:style-name="T17">14</text:span>. <text:span text:style-name="T17">The usual disclamer</text:span><text:bookmark-end text:name="__RefHeading___Toc1161_1077742712"/></text:h>
      <text:p text:style-name="P28">The contributions in this repository are distributed in the hope that they will be useful, but WITHOUT ANY WARRANTY; without even the implied warranty of MERCHANTABILITY or FITNESS FOR A PARTICULAR PURPOSE. </text:p>
      <text:p text:style-name="P29">Please report any problems or suggestions for improvements to r77@bluewi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style:font-name="Liberation Sans1" fo:font-family="'Liberation Sans'" style:font-style-name="Regular" style:font-pitch="variable" officeooo:rsid="0015f1e9"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16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6T08:44:24.547555284</dc:date>
    <meta:editing-duration>PT2H25M29S</meta:editing-duration>
    <meta:editing-cycles>43</meta:editing-cycles>
    <meta:generator>LibreOffice/6.1.5.2$Linux_ARM_EABI LibreOffice_project/10$Build-2</meta:generator>
    <meta:print-date>2019-09-17T09:59:57.925265912</meta:print-date>
    <meta:document-statistic meta:table-count="0" meta:image-count="1" meta:object-count="0" meta:page-count="23" meta:paragraph-count="538" meta:word-count="4610" meta:character-count="26974" meta:non-whitespace-character-count="22543"/>
  </office:meta>
</office:document-meta>
</file>